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style:text-position=""/>
    </style:style>
    <style:style style:name="ce2" style:family="table-cell" style:parent-style-name="Default" style:data-style-name="N125">
      <style:text-properties style:text-position=""/>
    </style:style>
    <style:style style:name="ce3" style:family="table-cell" style:parent-style-name="Default" style:data-style-name="N126">
      <style:text-properties style:text-position=""/>
    </style:style>
    <style:style style:name="ce4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5" style:family="table-cell" style:parent-style-name="Default" style:data-style-name="N2"/>
    <style:style style:name="ce6" style:family="table-cell" style:parent-style-name="Default" style:data-style-name="N125"/>
    <style:style style:name="ce7" style:family="table-cell" style:parent-style-name="Default" style:data-style-name="N126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Probe 1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table:formula="of:=1.5431" office:value-type="float" office:value="1.5431" calcext:value-type="float">
            <text:p>1.5431</text:p>
          </table:table-cell>
          <table:table-cell table:number-columns-repeated="6"/>
          <table:table-cell office:value-type="string" calcext:value-type="string">
            <text:p>i =1</text:p>
          </table:table-cell>
          <table:table-cell office:value-type="string" calcext:value-type="string">
            <text:p>i =2</text:p>
          </table:table-cell>
          <table:table-cell office:value-type="string" calcext:value-type="string">
            <text:p>i =3</text:p>
          </table:table-cell>
          <table:table-cell office:value-type="string" calcext:value-type="string">
            <text:p>i =4</text:p>
          </table:table-cell>
          <table:table-cell office:value-type="string" calcext:value-type="string">
            <text:p>i =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u</text:p>
          </table:table-cell>
          <table:table-cell office:value-type="string" calcext:value-type="string">
            <text:p>ai</text:p>
          </table:table-cell>
          <table:table-cell office:value-type="float" office:value="14.014192" calcext:value-type="float">
            <text:p>14.014192</text:p>
          </table:table-cell>
          <table:table-cell office:value-type="float" office:value="4.784577" calcext:value-type="float">
            <text:p>4.784577</text:p>
          </table:table-cell>
          <table:table-cell office:value-type="float" office:value="5.056806" calcext:value-type="float">
            <text:p>5.056806</text:p>
          </table:table-cell>
          <table:table-cell office:value-type="float" office:value="1.457971" calcext:value-type="float">
            <text:p>1.457971</text:p>
          </table:table-cell>
          <table:table-cell office:value-type="float" office:value="6.932996" calcext:value-type="float">
            <text:p>6.932996</text:p>
          </table:table-cell>
          <table:table-cell/>
          <table:table-cell table:style-name="ce4" office:value-type="float" office:value="-3.254477" calcext:value-type="float">
            <text:p>-3.254477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i</text:p>
          </table:table-cell>
          <table:table-cell office:value-type="float" office:value="3.73828" calcext:value-type="float">
            <text:p>3.73828</text:p>
          </table:table-cell>
          <table:table-cell office:value-type="float" office:value="0.003744" calcext:value-type="float">
            <text:p>0.003744</text:p>
          </table:table-cell>
          <table:table-cell office:value-type="float" office:value="13.034982" calcext:value-type="float">
            <text:p>13.034982</text:p>
          </table:table-cell>
          <table:table-cell office:value-type="float" office:value="72.554794" calcext:value-type="float">
            <text:p>72.554794</text:p>
          </table:table-cell>
          <table:table-cell office:value-type="float" office:value="0.265666" calcext:value-type="float">
            <text:p>0.26566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Au</text:p>
          </table:table-cell>
          <table:table-cell office:value-type="string" calcext:value-type="string">
            <text:p>ai</text:p>
          </table:table-cell>
          <table:table-cell office:value-type="float" office:value="16.77739" calcext:value-type="float">
            <text:p>16.77739</text:p>
          </table:table-cell>
          <table:table-cell office:value-type="float" office:value="19.317156" calcext:value-type="float">
            <text:p>19.317156</text:p>
          </table:table-cell>
          <table:table-cell office:value-type="float" office:value="32.979683" calcext:value-type="float">
            <text:p>32.979683</text:p>
          </table:table-cell>
          <table:table-cell office:value-type="float" office:value="5.595453" calcext:value-type="float">
            <text:p>5.595453</text:p>
          </table:table-cell>
          <table:table-cell office:value-type="float" office:value="10.576854" calcext:value-type="float">
            <text:p>10.576854</text:p>
          </table:table-cell>
          <table:table-cell/>
          <table:table-cell office:value-type="float" office:value="-6.279078" calcext:value-type="float">
            <text:p>-6.279078</text:p>
          </table:table-cell>
        </table:table-row>
        <table:table-row table:style-name="ro1">
          <table:table-cell table:number-columns-repeated="7"/>
          <table:table-cell table:style-name="ce1"/>
          <table:table-cell table:number-columns-repeated="3"/>
          <table:table-cell office:value-type="string" calcext:value-type="string">
            <text:p>bi</text:p>
          </table:table-cell>
          <table:table-cell office:value-type="float" office:value="0.122737" calcext:value-type="float">
            <text:p>0.122737</text:p>
          </table:table-cell>
          <table:table-cell office:value-type="float" office:value="8.62157" calcext:value-type="float">
            <text:p>8.62157</text:p>
          </table:table-cell>
          <table:table-cell office:value-type="float" office:value="1.256902" calcext:value-type="float">
            <text:p>1.256902</text:p>
          </table:table-cell>
          <table:table-cell office:value-type="float" office:value="38.00882" calcext:value-type="float">
            <text:p>38.00882</text:p>
          </table:table-cell>
          <table:table-cell office:value-type="float" office:value="0.000601" calcext:value-type="float">
            <text:p>0.00060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1" office:value-type="string" calcext:value-type="string">
            <text:p>fcu</text:p>
          </table:table-cell>
          <table:table-cell table:style-name="ce1" office:value-type="string" calcext:value-type="string">
            <text:p>fau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5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]^2+[.C12]^2+[.D12]^2"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3]^2+[.C13]^2+[.D13]^2" office:value-type="float" office:value="2" calcext:value-type="float">
            <text:p>2</text:p>
          </table:table-cell>
          <table:table-cell table:number-columns-repeated="3"/>
          <table:table-cell table:style-name="ce1"/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[.B14]^2+[.C14]^2+[.D14]^2" office:value-type="float" office:value="3" calcext:value-type="float">
            <text:p>3</text:p>
          </table:table-cell>
          <table:table-cell/>
          <table:table-cell office:value-type="float" office:value="41.82" calcext:value-type="float">
            <text:p>41.82</text:p>
          </table:table-cell>
          <table:table-cell/>
          <table:table-cell table:style-name="ce3" table:formula="of:=([.$F$2]*SQRT([.F14]))/(2*SIN([.H14]*PI()/(2*180)))" office:value-type="float" office:value="3.74435386383232" calcext:value-type="float">
            <text:p>3.7444</text:p>
          </table:table-cell>
          <table:table-cell/>
          <table:table-cell table:formula="of:=SIN([.H14]/2/180*PI())/[.$F$2]" office:value-type="float" office:value="0.231288343804682" calcext:value-type="float">
            <text:p>0.2312883438</text:p>
          </table:table-cell>
          <table:table-cell/>
          <table:table-cell table:style-name="ce1" table:formula="of:=[.$M$3]*EXP(-[.$M$4]*[.$L14]^2)+[.$N$3]*EXP(-[.$N$4]*[.$L14]^2)+[.$O$3]*EXP(-[.$O$4]*[.$L14]^2)+[.$P$3]*EXP(-[.$P$4]*[.$L14]^2)+[.$Q$3]*EXP(-[.$Q$4]*[.$L14]^2)+[.$S$3]" office:value-type="float" office:value="22.3864252487572" calcext:value-type="float">
            <text:p>22.39</text:p>
          </table:table-cell>
          <table:table-cell table:style-name="ce1" table:formula="of:=[.$M$5]*EXP(-[.$M$6]*[.$L14]^2)+[.$N$5]*EXP(-[.$N$6]*[.$L14]^2)+[.$O$5]*EXP(-[.$O$6]*[.$L14]^2)+[.$P$5]*EXP(-[.$P$6]*[.$L14]^2)+[.$Q$5]*EXP(-[.$Q$6]*[.$L14]^2)+[.$S$5]" office:value-type="float" office:value="64.7125752060131" calcext:value-type="float">
            <text:p>64.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]^2+[.C15]^2+[.D15]^2" office:value-type="float" office:value="4" calcext:value-type="float">
            <text:p>4</text:p>
          </table:table-cell>
          <table:table-cell/>
          <table:table-cell office:value-type="float" office:value="48.53" calcext:value-type="float">
            <text:p>48.53</text:p>
          </table:table-cell>
          <table:table-cell/>
          <table:table-cell table:style-name="ce3" table:formula="of:=([.$F$2]*SQRT([.F15]))/(2*SIN([.H15]*PI()/(2*180)))" office:value-type="float" office:value="3.75488915524352" calcext:value-type="float">
            <text:p>3.7549</text:p>
          </table:table-cell>
          <table:table-cell/>
          <table:table-cell table:formula="of:=SIN([.H15]/2/180*PI())/[.$F$2]" office:value-type="float" office:value="0.266319446102303" calcext:value-type="float">
            <text:p>0.2663194461</text:p>
          </table:table-cell>
          <table:table-cell/>
          <table:table-cell table:style-name="ce1" table:formula="of:=[.$M$3]*EXP(-[.$M$4]*[.$L15]^2)+[.$N$3]*EXP(-[.$N$4]*[.$L15]^2)+[.$O$3]*EXP(-[.$O$4]*[.$L15]^2)+[.$P$3]*EXP(-[.$P$4]*[.$L15]^2)+[.$Q$3]*EXP(-[.$Q$4]*[.$L15]^2)+[.$S$3]" office:value-type="float" office:value="21.0972985162024" calcext:value-type="float">
            <text:p>21.10</text:p>
          </table:table-cell>
          <table:table-cell table:style-name="ce1" table:formula="of:=[.$M$5]*EXP(-[.$M$6]*[.$L15]^2)+[.$N$5]*EXP(-[.$N$6]*[.$L15]^2)+[.$O$5]*EXP(-[.$O$6]*[.$L15]^2)+[.$P$5]*EXP(-[.$P$6]*[.$L15]^2)+[.$Q$5]*EXP(-[.$Q$6]*[.$L15]^2)+[.$S$5]" office:value-type="float" office:value="61.9541246804391" calcext:value-type="float">
            <text:p>61.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6]^2+[.C16]^2+[.D16]^2" office:value-type="float" office:value="5" calcext:value-type="float">
            <text:p>5</text:p>
          </table:table-cell>
          <table:table-cell table:number-columns-repeated="3"/>
          <table:table-cell table:style-name="ce3"/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7]^2+[.C17]^2+[.D17]^2" office:value-type="float" office:value="6" calcext:value-type="float">
            <text:p>6</text:p>
          </table:table-cell>
          <table:table-cell table:number-columns-repeated="3"/>
          <table:table-cell table:style-name="ce3"/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]^2+[.C18]^2+[.D18]^2" office:value-type="float" office:value="8" calcext:value-type="float">
            <text:p>8</text:p>
          </table:table-cell>
          <table:table-cell/>
          <table:table-cell table:style-name="ce1" office:value-type="float" office:value="71.19" calcext:value-type="float">
            <text:p>71.19</text:p>
          </table:table-cell>
          <table:table-cell/>
          <table:table-cell table:style-name="ce3" table:formula="of:=([.$F$2]*SQRT([.F18]))/(2*SIN([.H18]*PI()/(2*180)))" office:value-type="float" office:value="3.74927481553199" calcext:value-type="float">
            <text:p>3.7493</text:p>
          </table:table-cell>
          <table:table-cell/>
          <table:table-cell table:formula="of:=SIN([.H18]/2/180*PI())/[.$F$2]" office:value-type="float" office:value="0.377196559855917" calcext:value-type="float">
            <text:p>0.3771965599</text:p>
          </table:table-cell>
          <table:table-cell/>
          <table:table-cell table:style-name="ce1" table:formula="of:=[.$M$3]*EXP(-[.$M$4]*[.$L18]^2)+[.$N$3]*EXP(-[.$N$4]*[.$L18]^2)+[.$O$3]*EXP(-[.$O$4]*[.$L18]^2)+[.$P$3]*EXP(-[.$P$4]*[.$L18]^2)+[.$Q$3]*EXP(-[.$Q$4]*[.$L18]^2)+[.$S$3]" office:value-type="float" office:value="17.2283094852822" calcext:value-type="float">
            <text:p>17.23</text:p>
          </table:table-cell>
          <table:table-cell table:style-name="ce1" table:formula="of:=[.$M$5]*EXP(-[.$M$6]*[.$L18]^2)+[.$N$5]*EXP(-[.$N$6]*[.$L18]^2)+[.$O$5]*EXP(-[.$O$6]*[.$L18]^2)+[.$P$5]*EXP(-[.$P$6]*[.$L18]^2)+[.$Q$5]*EXP(-[.$Q$6]*[.$L18]^2)+[.$S$5]" office:value-type="float" office:value="54.0533280867847" calcext:value-type="float">
            <text:p>54.0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9]^2+[.C19]^2+[.D19]^2" office:value-type="float" office:value="9" calcext:value-type="float">
            <text:p>9</text:p>
          </table:table-cell>
          <table:table-cell table:number-columns-repeated="3"/>
          <table:table-cell table:style-name="ce3"/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]^2+[.C20]^2+[.D20]^2" office:value-type="float" office:value="9" calcext:value-type="float">
            <text:p>9</text:p>
          </table:table-cell>
          <table:table-cell table:number-columns-repeated="3"/>
          <table:table-cell table:style-name="ce3"/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]^2+[.C21]^2+[.D21]^2" office:value-type="float" office:value="10" calcext:value-type="float">
            <text:p>10</text:p>
          </table:table-cell>
          <table:table-cell table:number-columns-repeated="3"/>
          <table:table-cell table:style-name="ce3"/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2]^2+[.C22]^2+[.D22]^2" office:value-type="float" office:value="11" calcext:value-type="float">
            <text:p>11</text:p>
          </table:table-cell>
          <table:table-cell/>
          <table:table-cell table:style-name="ce1" office:value-type="float" office:value="86.04" calcext:value-type="float">
            <text:p>86.04</text:p>
          </table:table-cell>
          <table:table-cell/>
          <table:table-cell table:style-name="ce3" table:formula="of:=([.$F$2]*SQRT([.F22]))/(2*SIN([.H22]*PI()/(2*180)))" office:value-type="float" office:value="3.7507194140594" calcext:value-type="float">
            <text:p>3.7507</text:p>
          </table:table-cell>
          <table:table-cell/>
          <table:table-cell table:formula="of:=SIN([.H22]/2/180*PI())/[.$F$2]" office:value-type="float" office:value="0.442131818488365" calcext:value-type="float">
            <text:p>0.4421318185</text:p>
          </table:table-cell>
          <table:table-cell/>
          <table:table-cell table:style-name="ce1" table:formula="of:=[.$M$3]*EXP(-[.$M$4]*[.$L22]^2)+[.$N$3]*EXP(-[.$N$4]*[.$L22]^2)+[.$O$3]*EXP(-[.$O$4]*[.$L22]^2)+[.$P$3]*EXP(-[.$P$4]*[.$L22]^2)+[.$Q$3]*EXP(-[.$Q$4]*[.$L22]^2)+[.$S$3]" office:value-type="float" office:value="15.2527659113021" calcext:value-type="float">
            <text:p>15.25</text:p>
          </table:table-cell>
          <table:table-cell table:style-name="ce1" table:formula="of:=[.$M$5]*EXP(-[.$M$6]*[.$L22]^2)+[.$N$5]*EXP(-[.$N$6]*[.$L22]^2)+[.$O$5]*EXP(-[.$O$6]*[.$L22]^2)+[.$P$5]*EXP(-[.$P$6]*[.$L22]^2)+[.$Q$5]*EXP(-[.$Q$6]*[.$L22]^2)+[.$S$5]" office:value-type="float" office:value="50.0557941482424" calcext:value-type="float">
            <text:p>50.06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table:formula="of:=[.B23]^2+[.C23]^2+[.D23]^2" office:value-type="float" office:value="12" calcext:value-type="float">
            <text:p>12</text:p>
          </table:table-cell>
          <table:table-cell/>
          <table:table-cell table:style-name="ce1" office:value-type="float" office:value="91.08" calcext:value-type="float">
            <text:p>91.08</text:p>
          </table:table-cell>
          <table:table-cell/>
          <table:table-cell table:style-name="ce3" table:formula="of:=([.$F$2]*SQRT([.F23]))/(2*SIN([.H23]*PI()/(2*180)))" office:value-type="float" office:value="3.74468166350173" calcext:value-type="float">
            <text:p>3.7447</text:p>
          </table:table-cell>
          <table:table-cell/>
          <table:table-cell table:formula="of:=SIN([.H23]/2/180*PI())/[.$F$2]" office:value-type="float" office:value="0.462536194852194" calcext:value-type="float">
            <text:p>0.4625361949</text:p>
          </table:table-cell>
          <table:table-cell/>
          <table:table-cell table:style-name="ce1" table:formula="of:=[.$M$3]*EXP(-[.$M$4]*[.$L23]^2)+[.$N$3]*EXP(-[.$N$4]*[.$L23]^2)+[.$O$3]*EXP(-[.$O$4]*[.$L23]^2)+[.$P$3]*EXP(-[.$P$4]*[.$L23]^2)+[.$Q$3]*EXP(-[.$Q$4]*[.$L23]^2)+[.$S$3]" office:value-type="float" office:value="14.685658213516" calcext:value-type="float">
            <text:p>14.69</text:p>
          </table:table-cell>
          <table:table-cell table:style-name="ce1" table:formula="of:=[.$M$5]*EXP(-[.$M$6]*[.$L23]^2)+[.$N$5]*EXP(-[.$N$6]*[.$L23]^2)+[.$O$5]*EXP(-[.$O$6]*[.$L23]^2)+[.$P$5]*EXP(-[.$P$6]*[.$L23]^2)+[.$Q$5]*EXP(-[.$Q$6]*[.$L23]^2)+[.$S$5]" office:value-type="float" office:value="48.8984673194097" calcext:value-type="float">
            <text:p>48.90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"/>
          <table:table-cell table:number-columns-repeated="3"/>
          <table:table-cell table:style-name="ce1" table:number-columns-repeated="3"/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1"/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office:value-type="string" calcext:value-type="string">
            <text:p>Mittelwert</text:p>
          </table:table-cell>
          <table:table-cell office:value-type="string" calcext:value-type="string">
            <text:p>Standardabweichung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2" table:formula="of:=AVERAGE([.J14:.J23])" office:value-type="float" office:value="3.74878378243379" calcext:value-type="float">
            <text:p>3.749</text:p>
          </table:table-cell>
          <table:table-cell table:style-name="ce2" table:formula="of:=STDEV([.J14:.J23])" office:value-type="float" office:value="0.0044078032790657" calcext:value-type="float">
            <text:p>0.004</text:p>
          </table:table-cell>
          <table:table-cell table:number-columns-repeated="10"/>
        </table:table-row>
      </table:table>
      <table:table table:name="Probe 2" table:style-name="ta1"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13" table:default-cell-style-name="Default"/>
        <table:table-row table:style-name="ro1">
          <table:table-cell table:number-columns-repeated="9"/>
          <table:table-cell table:style-name="Default"/>
          <table:table-cell table:number-columns-repeated="13"/>
        </table:table-row>
        <table:table-row table:style-name="ro1">
          <table:table-cell table:number-columns-repeated="5"/>
          <table:table-cell table:formula="of:=1.5419" office:value-type="float" office:value="1.5419">
            <text:p>1.5419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i =1</text:p>
          </table:table-cell>
          <table:table-cell office:value-type="string">
            <text:p>i =2</text:p>
          </table:table-cell>
          <table:table-cell office:value-type="string">
            <text:p>i =3</text:p>
          </table:table-cell>
          <table:table-cell office:value-type="string">
            <text:p>i =4</text:p>
          </table:table-cell>
          <table:table-cell office:value-type="string">
            <text:p>i =5</text:p>
          </table:table-cell>
          <table:table-cell/>
          <table:table-cell office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Default"/>
          <table:table-cell office:value-type="string">
            <text:p>Cu</text:p>
          </table:table-cell>
          <table:table-cell office:value-type="string">
            <text:p>ai</text:p>
          </table:table-cell>
          <table:table-cell office:value-type="float" office:value="14.014192">
            <text:p>14.014192</text:p>
          </table:table-cell>
          <table:table-cell office:value-type="float" office:value="4.784577">
            <text:p>4.784577</text:p>
          </table:table-cell>
          <table:table-cell office:value-type="float" office:value="5.056806">
            <text:p>5.056806</text:p>
          </table:table-cell>
          <table:table-cell office:value-type="float" office:value="1.457971">
            <text:p>1.457971</text:p>
          </table:table-cell>
          <table:table-cell office:value-type="float" office:value="6.932996">
            <text:p>6.932996</text:p>
          </table:table-cell>
          <table:table-cell/>
          <table:table-cell table:style-name="ce9" office:value-type="float" office:value="-3.254477">
            <text:p>-3.254477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>
            <text:p>bi</text:p>
          </table:table-cell>
          <table:table-cell office:value-type="float" office:value="3.73828">
            <text:p>3.73828</text:p>
          </table:table-cell>
          <table:table-cell office:value-type="float" office:value="0.003744">
            <text:p>0.003744</text:p>
          </table:table-cell>
          <table:table-cell office:value-type="float" office:value="13.034982">
            <text:p>13.034982</text:p>
          </table:table-cell>
          <table:table-cell office:value-type="float" office:value="72.554794">
            <text:p>72.554794</text:p>
          </table:table-cell>
          <table:table-cell office:value-type="float" office:value="0.265666">
            <text:p>0.265666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Default"/>
          <table:table-cell office:value-type="string">
            <text:p>Au</text:p>
          </table:table-cell>
          <table:table-cell office:value-type="string">
            <text:p>ai</text:p>
          </table:table-cell>
          <table:table-cell office:value-type="float" office:value="16.77739">
            <text:p>16.77739</text:p>
          </table:table-cell>
          <table:table-cell office:value-type="float" office:value="19.317156">
            <text:p>19.317156</text:p>
          </table:table-cell>
          <table:table-cell office:value-type="float" office:value="32.979683">
            <text:p>32.979683</text:p>
          </table:table-cell>
          <table:table-cell office:value-type="float" office:value="5.595453">
            <text:p>5.595453</text:p>
          </table:table-cell>
          <table:table-cell office:value-type="float" office:value="10.576854">
            <text:p>10.576854</text:p>
          </table:table-cell>
          <table:table-cell/>
          <table:table-cell office:value-type="float" office:value="-6.279078">
            <text:p>-6.279078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>
            <text:p>bi</text:p>
          </table:table-cell>
          <table:table-cell office:value-type="float" office:value="0.122737">
            <text:p>0.122737</text:p>
          </table:table-cell>
          <table:table-cell office:value-type="float" office:value="8.62157">
            <text:p>8.62157</text:p>
          </table:table-cell>
          <table:table-cell office:value-type="float" office:value="1.256902">
            <text:p>1.256902</text:p>
          </table:table-cell>
          <table:table-cell office:value-type="float" office:value="38.00882">
            <text:p>38.00882</text:p>
          </table:table-cell>
          <table:table-cell office:value-type="float" office:value="0.000601">
            <text:p>0.000601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5" office:value-type="float" office:value="37.94">
            <text:p>37.94</text:p>
          </table:table-cell>
          <table:table-cell table:number-columns-repeated="1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>
            <text:p>h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/>
          <table:table-cell office:value-type="string">
            <text:p>M</text:p>
          </table:table-cell>
          <table:table-cell office:value-type="string">
            <text:p>Phi</text:p>
          </table:table-cell>
          <table:table-cell/>
          <table:table-cell table:style-name="ce7" office:value-type="string">
            <text:p>a</text:p>
          </table:table-cell>
          <table:table-cell table:style-name="Default"/>
          <table:table-cell office:value-type="string">
            <text:p>s</text:p>
          </table:table-cell>
          <table:table-cell/>
          <table:table-cell table:style-name="ce5" office:value-type="string">
            <text:p>fcu</text:p>
          </table:table-cell>
          <table:table-cell table:style-name="ce5" office:value-type="string">
            <text:p>fau</text:p>
          </table:table-cell>
          <table:table-cell/>
          <table:table-cell office:value-type="string">
            <text:p>I area</text:p>
          </table:table-cell>
          <table:table-cell office:value-type="string">
            <text:p>p</text:p>
          </table:table-cell>
          <table:table-cell office:value-type="string">
            <text:p>Lp</text:p>
          </table:table-cell>
          <table:table-cell/>
          <table:table-cell office:value-type="string">
            <text:p>S^2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/>
          <table:table-cell table:style-name="ce7"/>
          <table:table-cell table:style-name="Default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table-cell office:value-type="string">
            <text:p>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B12]^2+[.C12]^2+[.D12]^2" office:value-type="float" office:value="1">
            <text:p>1</text:p>
          </table:table-cell>
          <table:table-cell table:style-name="ce5" office:value-type="float" office:value="23.67">
            <text:p>23.67</text:p>
          </table:table-cell>
          <table:table-cell/>
          <table:table-cell table:style-name="ce7" table:formula="of:=([.$F$2]*SQRT([.F12]))/(2*SIN([.G12]*PI()/(2*180)))" office:value-type="float" office:value="3.75900861974375">
            <text:p>3.7590</text:p>
          </table:table-cell>
          <table:table-cell table:style-name="Default"/>
          <table:table-cell table:formula="of:=SIN([.G12]/2/180*PI())/[.$F$2]" office:value-type="float" office:value="0.133013794481292">
            <text:p>0.1330137945</text:p>
          </table:table-cell>
          <table:table-cell/>
          <table:table-cell table:style-name="ce5" table:formula="of:=[.$M$3]*EXP(-[.$M$4]*[.$K12]^2)+[.$N$3]*EXP(-[.$N$4]*[.$K12]^2)+[.$O$3]*EXP(-[.$O$4]*[.$K12]^2)+[.$P$3]*EXP(-[.$P$4]*[.$K12]^2)+[.$Q$3]*EXP(-[.$Q$4]*[.$K12]^2)+[.$S$3]" office:value-type="float" office:value="25.9667227397749">
            <text:p>25.97</text:p>
          </table:table-cell>
          <table:table-cell table:style-name="ce5" table:formula="of:=[.$M$5]*EXP(-[.$M$6]*[.$K12]^2)+[.$N$5]*EXP(-[.$N$6]*[.$K12]^2)+[.$O$5]*EXP(-[.$O$6]*[.$K12]^2)+[.$P$5]*EXP(-[.$P$6]*[.$K12]^2)+[.$Q$5]*EXP(-[.$Q$6]*[.$K12]^2)+[.$S$5]" office:value-type="float" office:value="72.7334696872535">
            <text:p>72.73</text:p>
          </table:table-cell>
          <table:table-cell/>
          <table:table-cell table:style-name="ce8" office:value-type="float" office:value="112.816">
            <text:p>112.816</text:p>
          </table:table-cell>
          <table:table-cell office:value-type="float" office:value="6">
            <text:p>6</text:p>
          </table:table-cell>
          <table:table-cell table:formula="of:=(1+COS([.G12]*PI()/180)^2)/(4*SIN([.G12]*PI()/180/2)^2*COS([.G12]*PI()/180/2))" office:value-type="float" office:value="11.1662115823506">
            <text:p>11.1662115824</text:p>
          </table:table-cell>
          <table:table-cell/>
          <table:table-cell table:formula="of:=[.P12]/[.P14]*(([.N14]+[.M14]*3)/([.N12]-[.M12]))^2*(([.Q14]*[.R14])/([.Q12]*[.R12]))" office:value-type="float" office:value="0.566263696858285">
            <text:p>0.5662636969</text:p>
          </table:table-cell>
          <table:table-cell table:formula="of:=SQRT([.T12])" office:value-type="float" office:value="0.752504948062327">
            <text:p>0.7525049481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string">
            <text:p>u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B13]^2+[.C13]^2+[.D13]^2" office:value-type="float" office:value="2">
            <text:p>2</text:p>
          </table:table-cell>
          <table:table-cell table:style-name="ce5" office:value-type="float" office:value="33.87">
            <text:p>33.87</text:p>
          </table:table-cell>
          <table:table-cell/>
          <table:table-cell table:style-name="ce7" table:formula="of:=([.$F$2]*SQRT([.F13]))/(2*SIN([.G13]*PI()/(2*180)))" office:value-type="float" office:value="3.74300725821716">
            <text:p>3.7430</text:p>
          </table:table-cell>
          <table:table-cell table:style-name="Default"/>
          <table:table-cell table:formula="of:=SIN([.G13]/2/180*PI())/[.$F$2]" office:value-type="float" office:value="0.188914082288836">
            <text:p>0.1889140823</text:p>
          </table:table-cell>
          <table:table-cell/>
          <table:table-cell table:style-name="ce5" table:formula="of:=[.$M$3]*EXP(-[.$M$4]*[.$K13]^2)+[.$N$3]*EXP(-[.$N$4]*[.$K13]^2)+[.$O$3]*EXP(-[.$O$4]*[.$K13]^2)+[.$P$3]*EXP(-[.$P$4]*[.$K13]^2)+[.$Q$3]*EXP(-[.$Q$4]*[.$K13]^2)+[.$S$3]" office:value-type="float" office:value="23.9460648406294">
            <text:p>23.95</text:p>
          </table:table-cell>
          <table:table-cell table:style-name="ce5" table:formula="of:=[.$M$5]*EXP(-[.$M$6]*[.$K13]^2)+[.$N$5]*EXP(-[.$N$6]*[.$K13]^2)+[.$O$5]*EXP(-[.$O$6]*[.$K13]^2)+[.$P$5]*EXP(-[.$P$6]*[.$K13]^2)+[.$Q$5]*EXP(-[.$Q$6]*[.$K13]^2)+[.$S$5]" office:value-type="float" office:value="68.1766709237471">
            <text:p>68.18</text:p>
          </table:table-cell>
          <table:table-cell/>
          <table:table-cell table:style-name="ce8" office:value-type="float" office:value="40.788">
            <text:p>40.788</text:p>
          </table:table-cell>
          <table:table-cell office:value-type="float" office:value="12">
            <text:p>12</text:p>
          </table:table-cell>
          <table:table-cell table:formula="of:=(1+COS([.G13]*PI()/180)^2)/(4*SIN([.G13]*PI()/180/2)^2*COS([.G13]*PI()/180/2))" office:value-type="float" office:value="5.20338642163736">
            <text:p>5.2033864216</text:p>
          </table:table-cell>
          <table:table-cell/>
          <table:table-cell table:formula="of:=[.P13]/[.P14]*(([.N14]+[.M14]*3)/([.N13]-[.M13]))^2*(([.Q14]*[.R14])/([.Q13]*[.R13]))" office:value-type="float" office:value="0.245583256409173">
            <text:p>0.2455832564</text:p>
          </table:table-cell>
          <table:table-cell table:formula="of:=SQRT([.T13])" office:value-type="float" office:value="0.495563574538295">
            <text:p>0.4955635745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B14]^2+[.C14]^2+[.D14]^2" office:value-type="float" office:value="3">
            <text:p>3</text:p>
          </table:table-cell>
          <table:table-cell table:style-name="ce5" office:value-type="float" office:value="41.47">
            <text:p>41.47</text:p>
          </table:table-cell>
          <table:table-cell/>
          <table:table-cell table:style-name="ce7" table:formula="of:=([.$F$2]*SQRT([.F14]))/(2*SIN([.G14]*PI()/(2*180)))" office:value-type="float" office:value="3.77161099256274">
            <text:p>3.7716</text:p>
          </table:table-cell>
          <table:table-cell table:style-name="Default"/>
          <table:table-cell table:formula="of:=SIN([.G14]/2/180*PI())/[.$F$2]" office:value-type="float" office:value="0.229616841581001">
            <text:p>0.2296168416</text:p>
          </table:table-cell>
          <table:table-cell/>
          <table:table-cell table:style-name="ce5" table:formula="of:=[.$M$3]*EXP(-[.$M$4]*[.$K14]^2)+[.$N$3]*EXP(-[.$N$4]*[.$K14]^2)+[.$O$3]*EXP(-[.$O$4]*[.$K14]^2)+[.$P$3]*EXP(-[.$P$4]*[.$K14]^2)+[.$Q$3]*EXP(-[.$Q$4]*[.$K14]^2)+[.$S$3]" office:value-type="float" office:value="22.4480727228318">
            <text:p>22.45</text:p>
          </table:table-cell>
          <table:table-cell table:style-name="ce5" table:formula="of:=[.$M$5]*EXP(-[.$M$6]*[.$K14]^2)+[.$N$5]*EXP(-[.$N$6]*[.$K14]^2)+[.$O$5]*EXP(-[.$O$6]*[.$K14]^2)+[.$P$5]*EXP(-[.$P$6]*[.$K14]^2)+[.$Q$5]*EXP(-[.$Q$6]*[.$K14]^2)+[.$S$5]" office:value-type="float" office:value="64.8469645603569">
            <text:p>64.85</text:p>
          </table:table-cell>
          <table:table-cell/>
          <table:table-cell table:style-name="ce8" office:value-type="float" office:value="632.918">
            <text:p>632.918</text:p>
          </table:table-cell>
          <table:table-cell office:value-type="float" office:value="8">
            <text:p>8</text:p>
          </table:table-cell>
          <table:table-cell table:formula="of:=(1+COS([.G14]*PI()/180)^2)/(4*SIN([.G14]*PI()/180/2)^2*COS([.G14]*PI()/180/2))" office:value-type="float" office:value="3.32990568528981">
            <text:p>3.3299056853</text:p>
          </table:table-cell>
          <table:table-cell table:number-columns-repeated="5"/>
        </table:table-row>
        <table:table-row table:style-name="ro1"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B15]^2+[.C15]^2+[.D15]^2" office:value-type="float" office:value="4">
            <text:p>4</text:p>
          </table:table-cell>
          <table:table-cell table:style-name="ce5" office:value-type="float" office:value="48.37">
            <text:p>48.37</text:p>
          </table:table-cell>
          <table:table-cell/>
          <table:table-cell table:style-name="ce7" table:formula="of:=([.$F$2]*SQRT([.F15]))/(2*SIN([.G15]*PI()/(2*180)))" office:value-type="float" office:value="3.76363036998034">
            <text:p>3.7636</text:p>
          </table:table-cell>
          <table:table-cell table:style-name="Default"/>
          <table:table-cell table:formula="of:=SIN([.G15]/2/180*PI())/[.$F$2]" office:value-type="float" office:value="0.265700906225077">
            <text:p>0.2657009062</text:p>
          </table:table-cell>
          <table:table-cell/>
          <table:table-cell table:style-name="ce5" table:formula="of:=[.$M$3]*EXP(-[.$M$4]*[.$K15]^2)+[.$N$3]*EXP(-[.$N$4]*[.$K15]^2)+[.$O$3]*EXP(-[.$O$4]*[.$K15]^2)+[.$P$3]*EXP(-[.$P$4]*[.$K15]^2)+[.$Q$3]*EXP(-[.$Q$4]*[.$K15]^2)+[.$S$3]" office:value-type="float" office:value="21.1199610508862">
            <text:p>21.12</text:p>
          </table:table-cell>
          <table:table-cell table:style-name="ce5" table:formula="of:=[.$M$5]*EXP(-[.$M$6]*[.$K15]^2)+[.$N$5]*EXP(-[.$N$6]*[.$K15]^2)+[.$O$5]*EXP(-[.$O$6]*[.$K15]^2)+[.$P$5]*EXP(-[.$P$6]*[.$K15]^2)+[.$Q$5]*EXP(-[.$Q$6]*[.$K15]^2)+[.$S$5]" office:value-type="float" office:value="62.0018079880377">
            <text:p>62.00</text:p>
          </table:table-cell>
          <table:table-cell/>
          <table:table-cell table:style-name="ce8" office:value-type="float" office:value="806.729">
            <text:p>806.729</text:p>
          </table:table-cell>
          <table:table-cell office:value-type="float" office:value="6">
            <text:p>6</text:p>
          </table:table-cell>
          <table:table-cell table:formula="of:=(1+COS([.G15]*PI()/180)^2)/(4*SIN([.G15]*PI()/180/2)^2*COS([.G15]*PI()/180/2))" office:value-type="float" office:value="2.35341331367913">
            <text:p>2.3534133137</text:p>
          </table:table-cell>
          <table:table-cell table:number-columns-repeated="5"/>
        </table:table-row>
        <table:table-row table:style-name="ro1">
          <table:table-cell office:value-type="string">
            <text:p>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B16]^2+[.C16]^2+[.D16]^2" office:value-type="float" office:value="5">
            <text:p>5</text:p>
          </table:table-cell>
          <table:table-cell table:style-name="ce5" office:value-type="float" office:value="54.65">
            <text:p>54.65</text:p>
          </table:table-cell>
          <table:table-cell/>
          <table:table-cell table:style-name="ce7" table:formula="of:=([.$F$2]*SQRT([.F16]))/(2*SIN([.G16]*PI()/(2*180)))" office:value-type="float" office:value="3.75546131103591">
            <text:p>3.7555</text:p>
          </table:table-cell>
          <table:table-cell table:style-name="Default"/>
          <table:table-cell table:formula="of:=SIN([.G16]/2/180*PI())/[.$F$2]" office:value-type="float" office:value="0.297708828863289">
            <text:p>0.2977088289</text:p>
          </table:table-cell>
          <table:table-cell/>
          <table:table-cell table:style-name="ce5" table:formula="of:=[.$M$3]*EXP(-[.$M$4]*[.$K16]^2)+[.$N$3]*EXP(-[.$N$4]*[.$K16]^2)+[.$O$3]*EXP(-[.$O$4]*[.$K16]^2)+[.$P$3]*EXP(-[.$P$4]*[.$K16]^2)+[.$Q$3]*EXP(-[.$Q$4]*[.$K16]^2)+[.$S$3]" office:value-type="float" office:value="19.9570171487011">
            <text:p>19.96</text:p>
          </table:table-cell>
          <table:table-cell table:style-name="ce5" table:formula="of:=[.$M$5]*EXP(-[.$M$6]*[.$K16]^2)+[.$N$5]*EXP(-[.$N$6]*[.$K16]^2)+[.$O$5]*EXP(-[.$O$6]*[.$K16]^2)+[.$P$5]*EXP(-[.$P$6]*[.$K16]^2)+[.$Q$5]*EXP(-[.$Q$6]*[.$K16]^2)+[.$S$5]" office:value-type="float" office:value="59.5854578923982">
            <text:p>59.59</text:p>
          </table:table-cell>
          <table:table-cell/>
          <table:table-cell table:style-name="ce8" office:value-type="float" office:value="75.449">
            <text:p>75.449</text:p>
          </table:table-cell>
          <table:table-cell office:value-type="float" office:value="24">
            <text:p>24</text:p>
          </table:table-cell>
          <table:table-cell table:formula="of:=(1+COS([.G16]*PI()/180)^2)/(4*SIN([.G16]*PI()/180/2)^2*COS([.G16]*PI()/180/2))" office:value-type="float" office:value="1.78248087583796">
            <text:p>1.7824808758</text:p>
          </table:table-cell>
          <table:table-cell/>
          <table:table-cell table:formula="of:=[.P16]/[.P14]*(([.N14]+[.M14]*3)/([.N16]-[.M16]))^2*(([.Q14]*[.R14])/([.Q16]*[.R16]))" office:value-type="float" office:value="0.8260053260622">
            <text:p>0.8260053261</text:p>
          </table:table-cell>
          <table:table-cell table:formula="of:=SQRT([.T16])" office:value-type="float" office:value="0.908848351520869">
            <text:p>0.9088483515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string">
            <text:p>u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B17]^2+[.C17]^2+[.D17]^2" office:value-type="float" office:value="6">
            <text:p>6</text:p>
          </table:table-cell>
          <table:table-cell table:style-name="ce5" office:value-type="float" office:value="60.49">
            <text:p>60.49</text:p>
          </table:table-cell>
          <table:table-cell/>
          <table:table-cell table:style-name="ce7" table:formula="of:=([.$F$2]*SQRT([.F17]))/(2*SIN([.G17]*PI()/(2*180)))" office:value-type="float" office:value="3.74913519706316">
            <text:p>3.7491</text:p>
          </table:table-cell>
          <table:table-cell table:style-name="Default"/>
          <table:table-cell table:formula="of:=SIN([.G17]/2/180*PI())/[.$F$2]" office:value-type="float" office:value="0.326673967999601">
            <text:p>0.326673968</text:p>
          </table:table-cell>
          <table:table-cell/>
          <table:table-cell table:style-name="ce5" table:formula="of:=[.$M$3]*EXP(-[.$M$4]*[.$K17]^2)+[.$N$3]*EXP(-[.$N$4]*[.$K17]^2)+[.$O$3]*EXP(-[.$O$4]*[.$K17]^2)+[.$P$3]*EXP(-[.$P$4]*[.$K17]^2)+[.$Q$3]*EXP(-[.$Q$4]*[.$K17]^2)+[.$S$3]" office:value-type="float" office:value="18.9302529718841">
            <text:p>18.93</text:p>
          </table:table-cell>
          <table:table-cell table:style-name="ce5" table:formula="of:=[.$M$5]*EXP(-[.$M$6]*[.$K17]^2)+[.$N$5]*EXP(-[.$N$6]*[.$K17]^2)+[.$O$5]*EXP(-[.$O$6]*[.$K17]^2)+[.$P$5]*EXP(-[.$P$6]*[.$K17]^2)+[.$Q$5]*EXP(-[.$Q$6]*[.$K17]^2)+[.$S$5]" office:value-type="float" office:value="57.4907771306583">
            <text:p>57.49</text:p>
          </table:table-cell>
          <table:table-cell/>
          <table:table-cell table:style-name="ce8" office:value-type="float" office:value="53.757">
            <text:p>53.757</text:p>
          </table:table-cell>
          <table:table-cell office:value-type="float" office:value="24">
            <text:p>24</text:p>
          </table:table-cell>
          <table:table-cell table:formula="of:=(1+COS([.G17]*PI()/180)^2)/(4*SIN([.G17]*PI()/180/2)^2*COS([.G17]*PI()/180/2))" office:value-type="float" office:value="1.41738366582761">
            <text:p>1.4173836658</text:p>
          </table:table-cell>
          <table:table-cell/>
          <table:table-cell table:formula="of:=[.P17]/[.P14]*(([.N14]+[.M14]*3)/([.N17]-[.M17]))^2*(([.Q14]*[.R14])/([.Q17]*[.R17]))" office:value-type="float" office:value="0.781681711070763">
            <text:p>0.7816817111</text:p>
          </table:table-cell>
          <table:table-cell table:formula="of:=SQRT([.T17])" office:value-type="float" office:value="0.884127655415643">
            <text:p>0.8841276554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[.B18]^2+[.C18]^2+[.D18]^2" office:value-type="float" office:value="8">
            <text:p>8</text:p>
          </table:table-cell>
          <table:table-cell table:style-name="ce5" office:value-type="float" office:value="71.03">
            <text:p>71.03</text:p>
          </table:table-cell>
          <table:table-cell/>
          <table:table-cell table:style-name="ce7" table:formula="of:=([.$F$2]*SQRT([.F18]))/(2*SIN([.G18]*PI()/(2*180)))" office:value-type="float" office:value="3.75368491527301">
            <text:p>3.7537</text:p>
          </table:table-cell>
          <table:table-cell table:style-name="Default"/>
          <table:table-cell table:formula="of:=SIN([.G18]/2/180*PI())/[.$F$2]" office:value-type="float" office:value="0.376753402135308">
            <text:p>0.3767534021</text:p>
          </table:table-cell>
          <table:table-cell/>
          <table:table-cell table:style-name="ce5" table:formula="of:=[.$M$3]*EXP(-[.$M$4]*[.$K18]^2)+[.$N$3]*EXP(-[.$N$4]*[.$K18]^2)+[.$O$3]*EXP(-[.$O$4]*[.$K18]^2)+[.$P$3]*EXP(-[.$P$4]*[.$K18]^2)+[.$Q$3]*EXP(-[.$Q$4]*[.$K18]^2)+[.$S$3]" office:value-type="float" office:value="17.2426540312711">
            <text:p>17.24</text:p>
          </table:table-cell>
          <table:table-cell table:style-name="ce5" table:formula="of:=[.$M$5]*EXP(-[.$M$6]*[.$K18]^2)+[.$N$5]*EXP(-[.$N$6]*[.$K18]^2)+[.$O$5]*EXP(-[.$O$6]*[.$K18]^2)+[.$P$5]*EXP(-[.$P$6]*[.$K18]^2)+[.$Q$5]*EXP(-[.$Q$6]*[.$K18]^2)+[.$S$5]" office:value-type="float" office:value="54.0822541079689">
            <text:p>54.08</text:p>
          </table:table-cell>
          <table:table-cell/>
          <table:table-cell table:style-name="ce8" office:value-type="float" office:value="483.813">
            <text:p>483.813</text:p>
          </table:table-cell>
          <table:table-cell office:value-type="float" office:value="12">
            <text:p>12</text:p>
          </table:table-cell>
          <table:table-cell table:formula="of:=(1+COS([.G18]*PI()/180)^2)/(4*SIN([.G18]*PI()/180/2)^2*COS([.G18]*PI()/180/2))" office:value-type="float" office:value="1.00631701456871">
            <text:p>1.0063170146</text:p>
          </table:table-cell>
          <table:table-cell table:number-columns-repeated="5"/>
        </table:table-row>
        <table:table-row table:style-name="ro1">
          <table:table-cell office:value-type="string">
            <text:p>ue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[.B19]^2+[.C19]^2+[.D19]^2" office:value-type="float" office:value="9">
            <text:p>9</text:p>
          </table:table-cell>
          <table:table-cell table:style-name="ce5" office:value-type="float" office:value="75.87">
            <text:p>75.87</text:p>
          </table:table-cell>
          <table:table-cell/>
          <table:table-cell table:style-name="ce7" table:formula="of:=([.$F$2]*SQRT([.F19]))/(2*SIN([.G19]*PI()/(2*180)))" office:value-type="float" office:value="3.76215637479841">
            <text:p>3.7622</text:p>
          </table:table-cell>
          <table:table-cell table:style-name="Default"/>
          <table:table-cell table:formula="of:=SIN([.G19]/2/180*PI())/[.$F$2]" office:value-type="float" office:value="0.398707509886634">
            <text:p>0.3987075099</text:p>
          </table:table-cell>
          <table:table-cell/>
          <table:table-cell table:style-name="ce5" table:formula="of:=[.$M$3]*EXP(-[.$M$4]*[.$K19]^2)+[.$N$3]*EXP(-[.$N$4]*[.$K19]^2)+[.$O$3]*EXP(-[.$O$4]*[.$K19]^2)+[.$P$3]*EXP(-[.$P$4]*[.$K19]^2)+[.$Q$3]*EXP(-[.$Q$4]*[.$K19]^2)+[.$S$3]" office:value-type="float" office:value="16.5456778375675">
            <text:p>16.55</text:p>
          </table:table-cell>
          <table:table-cell table:style-name="ce5" table:formula="of:=[.$M$5]*EXP(-[.$M$6]*[.$K19]^2)+[.$N$5]*EXP(-[.$N$6]*[.$K19]^2)+[.$O$5]*EXP(-[.$O$6]*[.$K19]^2)+[.$P$5]*EXP(-[.$P$6]*[.$K19]^2)+[.$Q$5]*EXP(-[.$Q$6]*[.$K19]^2)+[.$S$5]" office:value-type="float" office:value="52.6758961379127">
            <text:p>52.68</text:p>
          </table:table-cell>
          <table:table-cell/>
          <table:table-cell table:style-name="ce8" office:value-type="float" office:value="88.33">
            <text:p>88.33</text:p>
          </table:table-cell>
          <table:table-cell office:value-type="float" office:value="24">
            <text:p>24</text:p>
          </table:table-cell>
          <table:table-cell table:formula="of:=(1+COS([.G19]*PI()/180)^2)/(4*SIN([.G19]*PI()/180/2)^2*COS([.G19]*PI()/180/2))" office:value-type="float" office:value="0.888673888020426">
            <text:p>0.888673888</text:p>
          </table:table-cell>
          <table:table-cell/>
          <table:table-cell table:formula="of:=[.P19]/[.P14]*(([.N14]+[.M14]*3)/([.N19]-[.M19]))^2*(([.Q14]*[.R14])/([.Q19]*[.R19]))" office:value-type="float" office:value="2.33341963231956">
            <text:p>2.3334196323</text:p>
          </table:table-cell>
          <table:table-cell table:formula="of:=SQRT([.T19])" office:value-type="float" office:value="1.52755347936482">
            <text:p>1.5275534794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string">
            <text:p>u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B20]^2+[.C20]^2+[.D20]^2" office:value-type="float" office:value="9">
            <text:p>9</text:p>
          </table:table-cell>
          <table:table-cell table:style-name="ce5" office:value-type="float" office:value="75.87">
            <text:p>75.87</text:p>
          </table:table-cell>
          <table:table-cell/>
          <table:table-cell table:style-name="ce7" table:formula="of:=([.$F$2]*SQRT([.F20]))/(2*SIN([.G20]*PI()/(2*180)))" office:value-type="float" office:value="3.76215637479841">
            <text:p>3.7622</text:p>
          </table:table-cell>
          <table:table-cell table:style-name="Default"/>
          <table:table-cell table:formula="of:=SIN([.G20]/2/180*PI())/[.$F$2]" office:value-type="float" office:value="0.398707509886634">
            <text:p>0.3987075099</text:p>
          </table:table-cell>
          <table:table-cell/>
          <table:table-cell table:style-name="ce5" table:formula="of:=[.$M$3]*EXP(-[.$M$4]*[.$K20]^2)+[.$N$3]*EXP(-[.$N$4]*[.$K20]^2)+[.$O$3]*EXP(-[.$O$4]*[.$K20]^2)+[.$P$3]*EXP(-[.$P$4]*[.$K20]^2)+[.$Q$3]*EXP(-[.$Q$4]*[.$K20]^2)+[.$S$3]" office:value-type="float" office:value="16.5456778375675">
            <text:p>16.55</text:p>
          </table:table-cell>
          <table:table-cell table:style-name="ce5" table:formula="of:=[.$M$5]*EXP(-[.$M$6]*[.$K20]^2)+[.$N$5]*EXP(-[.$N$6]*[.$K20]^2)+[.$O$5]*EXP(-[.$O$6]*[.$K20]^2)+[.$P$5]*EXP(-[.$P$6]*[.$K20]^2)+[.$Q$5]*EXP(-[.$Q$6]*[.$K20]^2)+[.$S$5]" office:value-type="float" office:value="52.6758961379127">
            <text:p>52.68</text:p>
          </table:table-cell>
          <table:table-cell/>
          <table:table-cell table:style-name="ce8" office:value-type="float" office:value="88.33">
            <text:p>88.33</text:p>
          </table:table-cell>
          <table:table-cell office:value-type="float" office:value="6">
            <text:p>6</text:p>
          </table:table-cell>
          <table:table-cell table:formula="of:=(1+COS([.G20]*PI()/180)^2)/(4*SIN([.G20]*PI()/180/2)^2*COS([.G20]*PI()/180/2))" office:value-type="float" office:value="0.888673888020426">
            <text:p>0.888673888</text:p>
          </table:table-cell>
          <table:table-cell/>
          <table:table-cell table:formula="of:=[.P20]/[.P22]*(([.N22]+[.M22]*3)/([.N20]-[.M20]))^2*(([.Q22]*[.R22])/([.Q20]*[.R20]))" office:value-type="float" office:value="2.81521784995774">
            <text:p>2.81521785</text:p>
          </table:table-cell>
          <table:table-cell table:formula="of:=SQRT([.T20])" office:value-type="float" office:value="1.67786109376126">
            <text:p>1.6778610938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string">
            <text:p>u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B21]^2+[.C21]^2+[.D21]^2" office:value-type="float" office:value="10">
            <text:p>10</text:p>
          </table:table-cell>
          <table:table-cell office:value-type="float" office:value="80.97">
            <text:p>80.97</text:p>
          </table:table-cell>
          <table:table-cell/>
          <table:table-cell table:style-name="ce7" table:formula="of:=([.$F$2]*SQRT([.F21]))/(2*SIN([.G21]*PI()/(2*180)))" office:value-type="float" office:value="3.75504335220041">
            <text:p>3.7550</text:p>
          </table:table-cell>
          <table:table-cell table:style-name="Default"/>
          <table:table-cell table:formula="of:=SIN([.G21]/2/180*PI())/[.$F$2]" office:value-type="float" office:value="0.421070725896589">
            <text:p>0.4210707259</text:p>
          </table:table-cell>
          <table:table-cell/>
          <table:table-cell table:style-name="ce5" table:formula="of:=[.$M$3]*EXP(-[.$M$4]*[.$K21]^2)+[.$N$3]*EXP(-[.$N$4]*[.$K21]^2)+[.$O$3]*EXP(-[.$O$4]*[.$K21]^2)+[.$P$3]*EXP(-[.$P$4]*[.$K21]^2)+[.$Q$3]*EXP(-[.$Q$4]*[.$K21]^2)+[.$S$3]" office:value-type="float" office:value="15.8653290761877">
            <text:p>15.87</text:p>
          </table:table-cell>
          <table:table-cell table:style-name="ce5" table:formula="of:=[.$M$5]*EXP(-[.$M$6]*[.$K21]^2)+[.$N$5]*EXP(-[.$N$6]*[.$K21]^2)+[.$O$5]*EXP(-[.$O$6]*[.$K21]^2)+[.$P$5]*EXP(-[.$P$6]*[.$K21]^2)+[.$Q$5]*EXP(-[.$Q$6]*[.$K21]^2)+[.$S$5]" office:value-type="float" office:value="51.299691315202">
            <text:p>51.30</text:p>
          </table:table-cell>
          <table:table-cell/>
          <table:table-cell table:style-name="ce8" office:value-type="float" office:value="83.061">
            <text:p>83.061</text:p>
          </table:table-cell>
          <table:table-cell office:value-type="float" office:value="24">
            <text:p>24</text:p>
          </table:table-cell>
          <table:table-cell table:formula="of:=(1+COS([.G21]*PI()/180)^2)/(4*SIN([.G21]*PI()/180/2)^2*COS([.G21]*PI()/180/2))" office:value-type="float" office:value="0.798994107306911">
            <text:p>0.7989941073</text:p>
          </table:table-cell>
          <table:table-cell/>
          <table:table-cell table:formula="of:=[.P21]/[.P22]*(([.N22]+[.M22]*3)/([.N21]-[.M21]))^2*(([.Q22]*[.R22])/([.Q21]*[.R21]))" office:value-type="float" office:value="0.765300001732268">
            <text:p>0.7653000017</text:p>
          </table:table-cell>
          <table:table-cell table:formula="of:=SQRT([.T21])" office:value-type="float" office:value="0.874814266991725">
            <text:p>0.874814267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B22]^2+[.C22]^2+[.D22]^2" office:value-type="float" office:value="11">
            <text:p>11</text:p>
          </table:table-cell>
          <table:table-cell table:style-name="ce5" office:value-type="float" office:value="85.6">
            <text:p>85.60</text:p>
          </table:table-cell>
          <table:table-cell/>
          <table:table-cell table:style-name="ce7" table:formula="of:=([.$F$2]*SQRT([.F22]))/(2*SIN([.G22]*PI()/(2*180)))" office:value-type="float" office:value="3.76331533877476">
            <text:p>3.7633</text:p>
          </table:table-cell>
          <table:table-cell table:style-name="Default"/>
          <table:table-cell table:formula="of:=SIN([.G22]/2/180*PI())/[.$F$2]" office:value-type="float" office:value="0.440651990571059">
            <text:p>0.4406519906</text:p>
          </table:table-cell>
          <table:table-cell/>
          <table:table-cell table:style-name="ce5" table:formula="of:=[.$M$3]*EXP(-[.$M$4]*[.$K22]^2)+[.$N$3]*EXP(-[.$N$4]*[.$K22]^2)+[.$O$3]*EXP(-[.$O$4]*[.$K22]^2)+[.$P$3]*EXP(-[.$P$4]*[.$K22]^2)+[.$Q$3]*EXP(-[.$Q$4]*[.$K22]^2)+[.$S$3]" office:value-type="float" office:value="15.294905354867">
            <text:p>15.29</text:p>
          </table:table-cell>
          <table:table-cell table:style-name="ce5" table:formula="of:=[.$M$5]*EXP(-[.$M$6]*[.$K22]^2)+[.$N$5]*EXP(-[.$N$6]*[.$K22]^2)+[.$O$5]*EXP(-[.$O$6]*[.$K22]^2)+[.$P$5]*EXP(-[.$P$6]*[.$K22]^2)+[.$Q$5]*EXP(-[.$Q$6]*[.$K22]^2)+[.$S$5]" office:value-type="float" office:value="50.1415486778226">
            <text:p>50.14</text:p>
          </table:table-cell>
          <table:table-cell/>
          <table:table-cell table:style-name="ce8" office:value-type="float" office:value="740.63">
            <text:p>740.63</text:p>
          </table:table-cell>
          <table:table-cell office:value-type="float" office:value="24">
            <text:p>24</text:p>
          </table:table-cell>
          <table:table-cell table:formula="of:=(1+COS([.G22]*PI()/180)^2)/(4*SIN([.G22]*PI()/180/2)^2*COS([.G22]*PI()/180/2))" office:value-type="float" office:value="0.742418190418349">
            <text:p>0.7424181904</text:p>
          </table:table-cell>
          <table:table-cell table:number-columns-repeated="5"/>
        </table:table-row>
        <table:table-row table:style-name="ro1">
          <table:table-cell office:value-type="string">
            <text:p>f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[.B23]^2+[.C23]^2+[.D23]^2" office:value-type="float" office:value="12">
            <text:p>12</text:p>
          </table:table-cell>
          <table:table-cell table:style-name="ce5" office:value-type="float" office:value="90.82">
            <text:p>90.82</text:p>
          </table:table-cell>
          <table:table-cell/>
          <table:table-cell table:style-name="ce7" table:formula="of:=([.$F$2]*SQRT([.F23]))/(2*SIN([.G23]*PI()/(2*180)))" office:value-type="float" office:value="3.75012911672928">
            <text:p>3.7501</text:p>
          </table:table-cell>
          <table:table-cell table:style-name="Default"/>
          <table:table-cell table:formula="of:=SIN([.G23]/2/180*PI())/[.$F$2]" office:value-type="float" office:value="0.461864312842515">
            <text:p>0.4618643128</text:p>
          </table:table-cell>
          <table:table-cell/>
          <table:table-cell table:style-name="ce5" table:formula="of:=[.$M$3]*EXP(-[.$M$4]*[.$K23]^2)+[.$N$3]*EXP(-[.$N$4]*[.$K23]^2)+[.$O$3]*EXP(-[.$O$4]*[.$K23]^2)+[.$P$3]*EXP(-[.$P$4]*[.$K23]^2)+[.$Q$3]*EXP(-[.$Q$4]*[.$K23]^2)+[.$S$3]" office:value-type="float" office:value="14.7039189553333">
            <text:p>14.70</text:p>
          </table:table-cell>
          <table:table-cell table:style-name="ce5" table:formula="of:=[.$M$5]*EXP(-[.$M$6]*[.$K23]^2)+[.$N$5]*EXP(-[.$N$6]*[.$K23]^2)+[.$O$5]*EXP(-[.$O$6]*[.$K23]^2)+[.$P$5]*EXP(-[.$P$6]*[.$K23]^2)+[.$Q$5]*EXP(-[.$Q$6]*[.$K23]^2)+[.$S$5]" office:value-type="float" office:value="48.9358373104351">
            <text:p>48.94</text:p>
          </table:table-cell>
          <table:table-cell/>
          <table:table-cell table:style-name="ce8" office:value-type="float" office:value="181.852">
            <text:p>181.852</text:p>
          </table:table-cell>
          <table:table-cell office:value-type="float" office:value="8">
            <text:p>8</text:p>
          </table:table-cell>
          <table:table-cell table:formula="of:=(1+COS([.G23]*PI()/180)^2)/(4*SIN([.G23]*PI()/180/2)^2*COS([.G23]*PI()/180/2))" office:value-type="float" office:value="0.702316395326157">
            <text:p>0.7023163953</text:p>
          </table:table-cell>
          <table:table-cell table:number-columns-repeated="5"/>
        </table:table-row>
        <table:table-row table:style-name="ro1">
          <table:table-cell office:value-type="string">
            <text:p>u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[.B24]^2+[.C24]^2+[.D24]^2" office:value-type="float" office:value="13">
            <text:p>13</text:p>
          </table:table-cell>
          <table:table-cell table:style-name="ce5" office:value-type="float" office:value="95.86">
            <text:p>95.86</text:p>
          </table:table-cell>
          <table:table-cell/>
          <table:table-cell table:style-name="ce7" table:formula="of:=([.$F$2]*SQRT([.F24]))/(2*SIN([.G24]*PI()/(2*180)))" office:value-type="float" office:value="3.74457698940293">
            <text:p>3.7446</text:p>
          </table:table-cell>
          <table:table-cell table:style-name="Default"/>
          <table:table-cell table:formula="of:=SIN([.G24]/2/180*PI())/[.$F$2]" office:value-type="float" office:value="0.481436392637622">
            <text:p>0.4814363926</text:p>
          </table:table-cell>
          <table:table-cell/>
          <table:table-cell table:style-name="ce5" table:formula="of:=[.$M$3]*EXP(-[.$M$4]*[.$K24]^2)+[.$N$3]*EXP(-[.$N$4]*[.$K24]^2)+[.$O$3]*EXP(-[.$O$4]*[.$K24]^2)+[.$P$3]*EXP(-[.$P$4]*[.$K24]^2)+[.$Q$3]*EXP(-[.$Q$4]*[.$K24]^2)+[.$S$3]" office:value-type="float" office:value="14.1834578790036">
            <text:p>14.18</text:p>
          </table:table-cell>
          <table:table-cell table:style-name="ce5" table:formula="of:=[.$M$5]*EXP(-[.$M$6]*[.$K24]^2)+[.$N$5]*EXP(-[.$N$6]*[.$K24]^2)+[.$O$5]*EXP(-[.$O$6]*[.$K24]^2)+[.$P$5]*EXP(-[.$P$6]*[.$K24]^2)+[.$Q$5]*EXP(-[.$Q$6]*[.$K24]^2)+[.$S$5]" office:value-type="float" office:value="47.8674612295909">
            <text:p>47.87</text:p>
          </table:table-cell>
          <table:table-cell/>
          <table:table-cell table:style-name="ce8" office:value-type="float" office:value="77.484">
            <text:p>77.484</text:p>
          </table:table-cell>
          <table:table-cell office:value-type="float" office:value="24">
            <text:p>24</text:p>
          </table:table-cell>
          <table:table-cell table:formula="of:=(1+COS([.G24]*PI()/180)^2)/(4*SIN([.G24]*PI()/180/2)^2*COS([.G24]*PI()/180/2))" office:value-type="float" office:value="0.684154152541726">
            <text:p>0.6841541525</text:p>
          </table:table-cell>
          <table:table-cell/>
          <table:table-cell table:formula="of:=[.P24]/[.P18]*(([.N18]+[.M18]*3)/([.N24]-[.M24]))^2*(([.Q18]*[.R18])/([.Q24]*[.R24]))" office:value-type="float" office:value="1.16223286323343">
            <text:p>1.1622328632</text:p>
          </table:table-cell>
          <table:table-cell table:formula="of:=SQRT([.T24])" office:value-type="float" office:value="1.07806904381558">
            <text:p>1.0780690438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 table:number-rows-repeated="2">
          <table:table-cell table:number-columns-repeated="23"/>
        </table:table-row>
        <table:table-row table:style-name="ro2">
          <table:table-cell table:number-columns-repeated="7"/>
          <table:table-cell office:value-type="string">
            <text:p>Mittelwert</text:p>
          </table:table-cell>
          <table:table-cell office:value-type="string">
            <text:p>Standardabweichung</text:p>
          </table:table-cell>
          <table:table-cell table:number-columns-repeated="11"/>
          <table:table-cell table:formula="of:=AVERAGE([.U12:.U24])" office:value-type="float" office:value="1.02491780168381">
            <text:p>1.0249178017</text:p>
          </table:table-cell>
          <table:table-cell table:formula="of:=STDEV([.U12:.U24])" office:value-type="float" office:value="0.394977817817724">
            <text:p>0.3949778178</text:p>
          </table:table-cell>
          <table:table-cell table:formula="of:=100*[.V27]/[.U27]" office:value-type="float" office:value="38.5375117076534">
            <text:p>38.5375117077</text:p>
          </table:table-cell>
        </table:table-row>
        <table:table-row table:style-name="ro1">
          <table:table-cell table:number-columns-repeated="7"/>
          <table:table-cell table:style-name="ce6" table:formula="of:=AVERAGE([.I12:.I25])" office:value-type="float" office:value="3.75637817004463">
            <text:p>3.756</text:p>
          </table:table-cell>
          <table:table-cell table:style-name="ce6" table:formula="of:=STDEV([.I12:.I24])" office:value-type="float" office:value="0.00829602628123539">
            <text:p>0.008</text:p>
          </table:table-cell>
          <table:table-cell table:number-columns-repeated="14"/>
        </table:table-row>
        <table:table-row table:style-name="ro2">
          <table:table-cell table:number-columns-repeated="20"/>
          <table:table-cell table:formula="of:=[.U27]-[.V27]" office:value-type="float" office:value="0.62993998386609">
            <text:p>0.6299399839</text:p>
          </table:table-cell>
          <table:table-cell table:number-columns-repeated="2"/>
        </table:table-row>
        <table:table-row table:style-name="ro1" table:number-rows-repeated="15">
          <table:table-cell table:number-columns-repeated="9"/>
          <table:table-cell table:style-name="Default"/>
          <table:table-cell table:number-columns-repeated="13"/>
        </table:table-row>
        <table:table-row table:style-name="ro1" table:number-rows-repeated="104853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Probe 3" table:style-name="ta1"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13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5"/>
          <table:table-cell table:style-name="ce9" table:formula="of:=1.5419" office:value-type="float" office:value="1.5419">
            <text:p>1.5419</text:p>
          </table:table-cell>
          <table:table-cell table:number-columns-repeated="6"/>
          <table:table-cell office:value-type="string">
            <text:p>i =1</text:p>
          </table:table-cell>
          <table:table-cell office:value-type="string">
            <text:p>i =2</text:p>
          </table:table-cell>
          <table:table-cell office:value-type="string">
            <text:p>i =3</text:p>
          </table:table-cell>
          <table:table-cell office:value-type="string">
            <text:p>i =4</text:p>
          </table:table-cell>
          <table:table-cell office:value-type="string">
            <text:p>i =5</text:p>
          </table:table-cell>
          <table:table-cell/>
          <table:table-cell office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>
            <text:p>Cu</text:p>
          </table:table-cell>
          <table:table-cell office:value-type="string">
            <text:p>ai</text:p>
          </table:table-cell>
          <table:table-cell office:value-type="float" office:value="14.014192">
            <text:p>14.014192</text:p>
          </table:table-cell>
          <table:table-cell office:value-type="float" office:value="4.784577">
            <text:p>4.784577</text:p>
          </table:table-cell>
          <table:table-cell office:value-type="float" office:value="5.056806">
            <text:p>5.056806</text:p>
          </table:table-cell>
          <table:table-cell office:value-type="float" office:value="1.457971">
            <text:p>1.457971</text:p>
          </table:table-cell>
          <table:table-cell office:value-type="float" office:value="6.932996">
            <text:p>6.932996</text:p>
          </table:table-cell>
          <table:table-cell/>
          <table:table-cell table:style-name="ce9" office:value-type="float" office:value="-3.254477">
            <text:p>-3.254477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>
            <text:p>bi</text:p>
          </table:table-cell>
          <table:table-cell office:value-type="float" office:value="3.73828">
            <text:p>3.73828</text:p>
          </table:table-cell>
          <table:table-cell office:value-type="float" office:value="0.003744">
            <text:p>0.003744</text:p>
          </table:table-cell>
          <table:table-cell office:value-type="float" office:value="13.034982">
            <text:p>13.034982</text:p>
          </table:table-cell>
          <table:table-cell office:value-type="float" office:value="72.554794">
            <text:p>72.554794</text:p>
          </table:table-cell>
          <table:table-cell office:value-type="float" office:value="0.265666">
            <text:p>0.265666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Default"/>
          <table:table-cell office:value-type="string">
            <text:p>Au</text:p>
          </table:table-cell>
          <table:table-cell office:value-type="string">
            <text:p>ai</text:p>
          </table:table-cell>
          <table:table-cell office:value-type="float" office:value="16.77739">
            <text:p>16.77739</text:p>
          </table:table-cell>
          <table:table-cell office:value-type="float" office:value="19.317156">
            <text:p>19.317156</text:p>
          </table:table-cell>
          <table:table-cell office:value-type="float" office:value="32.979683">
            <text:p>32.979683</text:p>
          </table:table-cell>
          <table:table-cell office:value-type="float" office:value="5.595453">
            <text:p>5.595453</text:p>
          </table:table-cell>
          <table:table-cell office:value-type="float" office:value="10.576854">
            <text:p>10.576854</text:p>
          </table:table-cell>
          <table:table-cell/>
          <table:table-cell office:value-type="float" office:value="-6.279078">
            <text:p>-6.279078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>
            <text:p>bi</text:p>
          </table:table-cell>
          <table:table-cell office:value-type="float" office:value="0.122737">
            <text:p>0.122737</text:p>
          </table:table-cell>
          <table:table-cell office:value-type="float" office:value="8.62157">
            <text:p>8.62157</text:p>
          </table:table-cell>
          <table:table-cell office:value-type="float" office:value="1.256902">
            <text:p>1.256902</text:p>
          </table:table-cell>
          <table:table-cell office:value-type="float" office:value="38.00882">
            <text:p>38.00882</text:p>
          </table:table-cell>
          <table:table-cell office:value-type="float" office:value="0.000601">
            <text:p>0.000601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>
            <text:p>h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/>
          <table:table-cell office:value-type="string">
            <text:p>M</text:p>
          </table:table-cell>
          <table:table-cell office:value-type="string">
            <text:p>Phi</text:p>
          </table:table-cell>
          <table:table-cell/>
          <table:table-cell table:style-name="ce7" office:value-type="string">
            <text:p>a</text:p>
          </table:table-cell>
          <table:table-cell table:style-name="Default"/>
          <table:table-cell office:value-type="string">
            <text:p>s</text:p>
          </table:table-cell>
          <table:table-cell/>
          <table:table-cell table:style-name="ce5" office:value-type="string">
            <text:p>fcu</text:p>
          </table:table-cell>
          <table:table-cell table:style-name="ce5" office:value-type="string">
            <text:p>fau</text:p>
          </table:table-cell>
          <table:table-cell/>
          <table:table-cell office:value-type="string">
            <text:p>I area</text:p>
          </table:table-cell>
          <table:table-cell office:value-type="string">
            <text:p>p</text:p>
          </table:table-cell>
          <table:table-cell office:value-type="string">
            <text:p>Lp</text:p>
          </table:table-cell>
          <table:table-cell/>
          <table:table-cell office:value-type="string">
            <text:p>S^2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/>
          <table:table-cell table:style-name="ce7"/>
          <table:table-cell table:style-name="Default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table-cell office:value-type="string">
            <text:p>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B12]^2+[.C12]^2+[.D12]^2" office:value-type="float" office:value="1">
            <text:p>1</text:p>
          </table:table-cell>
          <table:table-cell table:style-name="ce5" office:value-type="float" office:value="23.83">
            <text:p>23.83</text:p>
          </table:table-cell>
          <table:table-cell/>
          <table:table-cell table:style-name="ce7" table:formula="of:=([.$F$2]*SQRT([.F12]))/(2*SIN([.G12]*PI()/(2*180)))" office:value-type="float" office:value="3.7341310079403">
            <text:p>3.7341</text:p>
          </table:table-cell>
          <table:table-cell table:style-name="Default"/>
          <table:table-cell table:formula="of:=SIN([.G12]/2/180*PI())/[.$F$2]" office:value-type="float" office:value="0.133899961982264">
            <text:p>0.133899962</text:p>
          </table:table-cell>
          <table:table-cell/>
          <table:table-cell table:style-name="ce5" table:formula="of:=[.$M$3]*EXP(-[.$M$4]*[.$K12]^2)+[.$N$3]*EXP(-[.$N$4]*[.$K12]^2)+[.$O$3]*EXP(-[.$O$4]*[.$K12]^2)+[.$P$3]*EXP(-[.$P$4]*[.$K12]^2)+[.$Q$3]*EXP(-[.$Q$4]*[.$K12]^2)+[.$S$3]" office:value-type="float" office:value="25.9354587623435">
            <text:p>25.94</text:p>
          </table:table-cell>
          <table:table-cell table:style-name="ce5" table:formula="of:=[.$M$5]*EXP(-[.$M$6]*[.$K12]^2)+[.$N$5]*EXP(-[.$N$6]*[.$K12]^2)+[.$O$5]*EXP(-[.$O$6]*[.$K12]^2)+[.$P$5]*EXP(-[.$P$6]*[.$K12]^2)+[.$Q$5]*EXP(-[.$Q$6]*[.$K12]^2)+[.$S$5]" office:value-type="float" office:value="72.6640468514608">
            <text:p>72.66</text:p>
          </table:table-cell>
          <table:table-cell/>
          <table:table-cell table:style-name="ce8" office:value-type="float" office:value="331.705">
            <text:p>331.705</text:p>
          </table:table-cell>
          <table:table-cell office:value-type="float" office:value="6">
            <text:p>6</text:p>
          </table:table-cell>
          <table:table-cell table:formula="of:=(1+COS([.G12]*PI()/180)^2)/(4*SIN([.G12]*PI()/180/2)^2*COS([.G12]*PI()/180/2))" office:value-type="float" office:value="11.0097963187417">
            <text:p>11.0097963187</text:p>
          </table:table-cell>
          <table:table-cell/>
          <table:table-cell table:formula="of:=[.P12]/[.P14]*(([.N14]+[.M14]*3)/([.N12]-[.M12]))^2*(([.Q14]*[.R14])/([.Q12]*[.R12]))" office:value-type="float" office:value="1.77560388821813">
            <text:p>1.7756038882</text:p>
          </table:table-cell>
          <table:table-cell table:formula="of:=SQRT([.T12])" office:value-type="float" office:value="1.33251787538409">
            <text:p>1.3325178754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string">
            <text:p>u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B13]^2+[.C13]^2+[.D13]^2" office:value-type="float" office:value="2">
            <text:p>2</text:p>
          </table:table-cell>
          <table:table-cell table:style-name="ce5" office:value-type="float" office:value="34.02">
            <text:p>34.02</text:p>
          </table:table-cell>
          <table:table-cell/>
          <table:table-cell table:style-name="ce7" table:formula="of:=([.$F$2]*SQRT([.F13]))/(2*SIN([.G13]*PI()/(2*180)))" office:value-type="float" office:value="3.72698823356619">
            <text:p>3.7270</text:p>
          </table:table-cell>
          <table:table-cell table:style-name="Default"/>
          <table:table-cell table:formula="of:=SIN([.G13]/2/180*PI())/[.$F$2]" office:value-type="float" office:value="0.189726056771032">
            <text:p>0.1897260568</text:p>
          </table:table-cell>
          <table:table-cell/>
          <table:table-cell table:style-name="ce5" table:formula="of:=[.$M$3]*EXP(-[.$M$4]*[.$K13]^2)+[.$N$3]*EXP(-[.$N$4]*[.$K13]^2)+[.$O$3]*EXP(-[.$O$4]*[.$K13]^2)+[.$P$3]*EXP(-[.$P$4]*[.$K13]^2)+[.$Q$3]*EXP(-[.$Q$4]*[.$K13]^2)+[.$S$3]" office:value-type="float" office:value="23.9162956661228">
            <text:p>23.92</text:p>
          </table:table-cell>
          <table:table-cell table:style-name="ce5" table:formula="of:=[.$M$5]*EXP(-[.$M$6]*[.$K13]^2)+[.$N$5]*EXP(-[.$N$6]*[.$K13]^2)+[.$O$5]*EXP(-[.$O$6]*[.$K13]^2)+[.$P$5]*EXP(-[.$P$6]*[.$K13]^2)+[.$Q$5]*EXP(-[.$Q$6]*[.$K13]^2)+[.$S$5]" office:value-type="float" office:value="68.1095204480607">
            <text:p>68.11</text:p>
          </table:table-cell>
          <table:table-cell/>
          <table:table-cell table:style-name="ce8" office:value-type="float" office:value="147.884">
            <text:p>147.884</text:p>
          </table:table-cell>
          <table:table-cell office:value-type="float" office:value="12">
            <text:p>12</text:p>
          </table:table-cell>
          <table:table-cell table:formula="of:=(1+COS([.G13]*PI()/180)^2)/(4*SIN([.G13]*PI()/180/2)^2*COS([.G13]*PI()/180/2))" office:value-type="float" office:value="5.15359549610953">
            <text:p>5.1535954961</text:p>
          </table:table-cell>
          <table:table-cell/>
          <table:table-cell table:formula="of:=[.P13]/[.P14]*(([.N14]+[.M14]*3)/([.N13]-[.M13]))^2*(([.Q14]*[.R14])/([.Q13]*[.R13]))" office:value-type="float" office:value="0.945383788782185">
            <text:p>0.9453837888</text:p>
          </table:table-cell>
          <table:table-cell table:formula="of:=SQRT([.T13])" office:value-type="float" office:value="0.97230848437221">
            <text:p>0.9723084844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B14]^2+[.C14]^2+[.D14]^2" office:value-type="float" office:value="3">
            <text:p>3</text:p>
          </table:table-cell>
          <table:table-cell table:style-name="ce5" office:value-type="float" office:value="41.81">
            <text:p>41.81</text:p>
          </table:table-cell>
          <table:table-cell/>
          <table:table-cell table:style-name="ce7" table:formula="of:=([.$F$2]*SQRT([.F14]))/(2*SIN([.G14]*PI()/(2*180)))" office:value-type="float" office:value="3.74229683415916">
            <text:p>3.7423</text:p>
          </table:table-cell>
          <table:table-cell table:style-name="Default"/>
          <table:table-cell table:formula="of:=SIN([.G14]/2/180*PI())/[.$F$2]" office:value-type="float" office:value="0.231415476153436">
            <text:p>0.2314154762</text:p>
          </table:table-cell>
          <table:table-cell/>
          <table:table-cell table:style-name="ce5" table:formula="of:=[.$M$3]*EXP(-[.$M$4]*[.$K14]^2)+[.$N$3]*EXP(-[.$N$4]*[.$K14]^2)+[.$O$3]*EXP(-[.$O$4]*[.$K14]^2)+[.$P$3]*EXP(-[.$P$4]*[.$K14]^2)+[.$Q$3]*EXP(-[.$Q$4]*[.$K14]^2)+[.$S$3]" office:value-type="float" office:value="22.3817364429874">
            <text:p>22.38</text:p>
          </table:table-cell>
          <table:table-cell table:style-name="ce5" table:formula="of:=[.$M$5]*EXP(-[.$M$6]*[.$K14]^2)+[.$N$5]*EXP(-[.$N$6]*[.$K14]^2)+[.$O$5]*EXP(-[.$O$6]*[.$K14]^2)+[.$P$5]*EXP(-[.$P$6]*[.$K14]^2)+[.$Q$5]*EXP(-[.$Q$6]*[.$K14]^2)+[.$S$5]" office:value-type="float" office:value="64.702363197713">
            <text:p>64.70</text:p>
          </table:table-cell>
          <table:table-cell/>
          <table:table-cell table:style-name="ce8" office:value-type="float" office:value="588.907">
            <text:p>588.907</text:p>
          </table:table-cell>
          <table:table-cell office:value-type="float" office:value="8">
            <text:p>8</text:p>
          </table:table-cell>
          <table:table-cell table:formula="of:=(1+COS([.G14]*PI()/180)^2)/(4*SIN([.G14]*PI()/180/2)^2*COS([.G14]*PI()/180/2))" office:value-type="float" office:value="3.26965835061449">
            <text:p>3.2696583506</text:p>
          </table:table-cell>
          <table:table-cell table:number-columns-repeated="5"/>
        </table:table-row>
        <table:table-row table:style-name="ro1"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B15]^2+[.C15]^2+[.D15]^2" office:value-type="float" office:value="4">
            <text:p>4</text:p>
          </table:table-cell>
          <table:table-cell table:style-name="ce5" office:value-type="float" office:value="48.51">
            <text:p>48.51</text:p>
          </table:table-cell>
          <table:table-cell/>
          <table:table-cell table:style-name="ce7" table:formula="of:=([.$F$2]*SQRT([.F15]))/(2*SIN([.G15]*PI()/(2*180)))" office:value-type="float" office:value="3.7534224453509">
            <text:p>3.7534</text:p>
          </table:table-cell>
          <table:table-cell table:style-name="Default"/>
          <table:table-cell table:formula="of:=SIN([.G15]/2/180*PI())/[.$F$2]" office:value-type="float" office:value="0.26642351468821">
            <text:p>0.2664235147</text:p>
          </table:table-cell>
          <table:table-cell/>
          <table:table-cell table:style-name="ce5" table:formula="of:=[.$M$3]*EXP(-[.$M$4]*[.$K15]^2)+[.$N$3]*EXP(-[.$N$4]*[.$K15]^2)+[.$O$3]*EXP(-[.$O$4]*[.$K15]^2)+[.$P$3]*EXP(-[.$P$4]*[.$K15]^2)+[.$Q$3]*EXP(-[.$Q$4]*[.$K15]^2)+[.$S$3]" office:value-type="float" office:value="21.0934861174864">
            <text:p>21.09</text:p>
          </table:table-cell>
          <table:table-cell table:style-name="ce5" table:formula="of:=[.$M$5]*EXP(-[.$M$6]*[.$K15]^2)+[.$N$5]*EXP(-[.$N$6]*[.$K15]^2)+[.$O$5]*EXP(-[.$O$6]*[.$K15]^2)+[.$P$5]*EXP(-[.$P$6]*[.$K15]^2)+[.$Q$5]*EXP(-[.$Q$6]*[.$K15]^2)+[.$S$5]" office:value-type="float" office:value="61.9461057811522">
            <text:p>61.95</text:p>
          </table:table-cell>
          <table:table-cell/>
          <table:table-cell table:style-name="ce8" office:value-type="float" office:value="513.37">
            <text:p>513.37</text:p>
          </table:table-cell>
          <table:table-cell office:value-type="float" office:value="6">
            <text:p>6</text:p>
          </table:table-cell>
          <table:table-cell table:formula="of:=(1+COS([.G15]*PI()/180)^2)/(4*SIN([.G15]*PI()/180/2)^2*COS([.G15]*PI()/180/2))" office:value-type="float" office:value="2.33800954137581">
            <text:p>2.3380095414</text:p>
          </table:table-cell>
          <table:table-cell table:number-columns-repeated="5"/>
        </table:table-row>
        <table:table-row table:style-name="ro1">
          <table:table-cell office:value-type="string">
            <text:p>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B16]^2+[.C16]^2+[.D16]^2" office:value-type="float" office:value="5">
            <text:p>5</text:p>
          </table:table-cell>
          <table:table-cell office:value-type="float" office:value="54.71">
            <text:p>54.71</text:p>
          </table:table-cell>
          <table:table-cell/>
          <table:table-cell table:style-name="ce7" table:formula="of:=([.$F$2]*SQRT([.F16]))/(2*SIN([.G16]*PI()/(2*180)))" office:value-type="float" office:value="3.75166000990167">
            <text:p>3.7517</text:p>
          </table:table-cell>
          <table:table-cell table:style-name="Default"/>
          <table:table-cell table:formula="of:=SIN([.G16]/2/180*PI())/[.$F$2]" office:value-type="float" office:value="0.298010476908646">
            <text:p>0.2980104769</text:p>
          </table:table-cell>
          <table:table-cell/>
          <table:table-cell table:style-name="ce5" table:formula="of:=[.$M$3]*EXP(-[.$M$4]*[.$K16]^2)+[.$N$3]*EXP(-[.$N$4]*[.$K16]^2)+[.$O$3]*EXP(-[.$O$4]*[.$K16]^2)+[.$P$3]*EXP(-[.$P$4]*[.$K16]^2)+[.$Q$3]*EXP(-[.$Q$4]*[.$K16]^2)+[.$S$3]" office:value-type="float" office:value="19.9461770666143">
            <text:p>19.95</text:p>
          </table:table-cell>
          <table:table-cell table:style-name="ce5" table:formula="of:=[.$M$5]*EXP(-[.$M$6]*[.$K16]^2)+[.$N$5]*EXP(-[.$N$6]*[.$K16]^2)+[.$O$5]*EXP(-[.$O$6]*[.$K16]^2)+[.$P$5]*EXP(-[.$P$6]*[.$K16]^2)+[.$Q$5]*EXP(-[.$Q$6]*[.$K16]^2)+[.$S$5]" office:value-type="float" office:value="59.5631888188271">
            <text:p>59.56</text:p>
          </table:table-cell>
          <table:table-cell/>
          <table:table-cell table:style-name="ce8" office:value-type="float" office:value="54.637">
            <text:p>54.637</text:p>
          </table:table-cell>
          <table:table-cell office:value-type="float" office:value="24">
            <text:p>24</text:p>
          </table:table-cell>
          <table:table-cell table:formula="of:=(1+COS([.G16]*PI()/180)^2)/(4*SIN([.G16]*PI()/180/2)^2*COS([.G16]*PI()/180/2))" office:value-type="float" office:value="1.77803876707148">
            <text:p>1.7780387671</text:p>
          </table:table-cell>
          <table:table-cell/>
          <table:table-cell table:formula="of:=[.P16]/[.P15]*(([.N15]+[.M15]*3)/([.N16]-[.M16]))^2*(([.Q15]*[.R15])/([.Q16]*[.R16]))" office:value-type="float" office:value="0.349567398436233">
            <text:p>0.3495673984</text:p>
          </table:table-cell>
          <table:table-cell table:formula="of:=SQRT([.T16])" office:value-type="float" office:value="0.591242250212409">
            <text:p>0.5912422502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string">
            <text:p>u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B17]^2+[.C17]^2+[.D17]^2" office:value-type="float" office:value="6">
            <text:p>6</text:p>
          </table:table-cell>
          <table:table-cell office:value-type="float" office:value="60.7">
            <text:p>60.7</text:p>
          </table:table-cell>
          <table:table-cell/>
          <table:table-cell table:style-name="ce7" table:formula="of:=([.$F$2]*SQRT([.F17]))/(2*SIN([.G17]*PI()/(2*180)))" office:value-type="float" office:value="3.73739472075611">
            <text:p>3.7374</text:p>
          </table:table-cell>
          <table:table-cell table:style-name="Default"/>
          <table:table-cell table:formula="of:=SIN([.G17]/2/180*PI())/[.$F$2]" office:value-type="float" office:value="0.327700166265503">
            <text:p>0.3277001663</text:p>
          </table:table-cell>
          <table:table-cell/>
          <table:table-cell table:style-name="ce5" table:formula="of:=[.$M$3]*EXP(-[.$M$4]*[.$K17]^2)+[.$N$3]*EXP(-[.$N$4]*[.$K17]^2)+[.$O$3]*EXP(-[.$O$4]*[.$K17]^2)+[.$P$3]*EXP(-[.$P$4]*[.$K17]^2)+[.$Q$3]*EXP(-[.$Q$4]*[.$K17]^2)+[.$S$3]" office:value-type="float" office:value="18.8944658291142">
            <text:p>18.89</text:p>
          </table:table-cell>
          <table:table-cell table:style-name="ce5" table:formula="of:=[.$M$5]*EXP(-[.$M$6]*[.$K17]^2)+[.$N$5]*EXP(-[.$N$6]*[.$K17]^2)+[.$O$5]*EXP(-[.$O$6]*[.$K17]^2)+[.$P$5]*EXP(-[.$P$6]*[.$K17]^2)+[.$Q$5]*EXP(-[.$Q$6]*[.$K17]^2)+[.$S$5]" office:value-type="float" office:value="57.4181969691012">
            <text:p>57.42</text:p>
          </table:table-cell>
          <table:table-cell/>
          <table:table-cell table:style-name="ce8" office:value-type="float" office:value="40.062">
            <text:p>40.062</text:p>
          </table:table-cell>
          <table:table-cell office:value-type="float" office:value="24">
            <text:p>24</text:p>
          </table:table-cell>
          <table:table-cell table:formula="of:=(1+COS([.G17]*PI()/180)^2)/(4*SIN([.G17]*PI()/180/2)^2*COS([.G17]*PI()/180/2))" office:value-type="float" office:value="1.40647168558569">
            <text:p>1.4064716856</text:p>
          </table:table-cell>
          <table:table-cell/>
          <table:table-cell table:formula="of:=[.P17]/[.P14]*(([.N14]+[.M14]*3)/([.N17]-[.M17]))^2*(([.Q14]*[.R14])/([.Q17]*[.R17]))" office:value-type="float" office:value="0.617481040309707">
            <text:p>0.6174810403</text:p>
          </table:table-cell>
          <table:table-cell table:formula="of:=SQRT([.T17])" office:value-type="float" office:value="0.785799618420439">
            <text:p>0.7857996184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[.B18]^2+[.C18]^2+[.D18]^2" office:value-type="float" office:value="8">
            <text:p>8</text:p>
          </table:table-cell>
          <table:table-cell table:style-name="ce5" office:value-type="float" office:value="71.29">
            <text:p>71.29</text:p>
          </table:table-cell>
          <table:table-cell/>
          <table:table-cell table:style-name="ce7" table:formula="of:=([.$F$2]*SQRT([.F18]))/(2*SIN([.G18]*PI()/(2*180)))" office:value-type="float" office:value="3.74179878391035">
            <text:p>3.7418</text:p>
          </table:table-cell>
          <table:table-cell table:style-name="Default"/>
          <table:table-cell table:formula="of:=SIN([.G18]/2/180*PI())/[.$F$2]" office:value-type="float" office:value="0.377950190281257">
            <text:p>0.3779501903</text:p>
          </table:table-cell>
          <table:table-cell/>
          <table:table-cell table:style-name="ce5" table:formula="of:=[.$M$3]*EXP(-[.$M$4]*[.$K18]^2)+[.$N$3]*EXP(-[.$N$4]*[.$K18]^2)+[.$O$3]*EXP(-[.$O$4]*[.$K18]^2)+[.$P$3]*EXP(-[.$P$4]*[.$K18]^2)+[.$Q$3]*EXP(-[.$Q$4]*[.$K18]^2)+[.$S$3]" office:value-type="float" office:value="17.2039408212073">
            <text:p>17.20</text:p>
          </table:table-cell>
          <table:table-cell table:style-name="ce5" table:formula="of:=[.$M$5]*EXP(-[.$M$6]*[.$K18]^2)+[.$N$5]*EXP(-[.$N$6]*[.$K18]^2)+[.$O$5]*EXP(-[.$O$6]*[.$K18]^2)+[.$P$5]*EXP(-[.$P$6]*[.$K18]^2)+[.$Q$5]*EXP(-[.$Q$6]*[.$K18]^2)+[.$S$5]" office:value-type="float" office:value="54.0041873448053">
            <text:p>54.00</text:p>
          </table:table-cell>
          <table:table-cell/>
          <table:table-cell table:style-name="ce8" office:value-type="float" office:value="208.912">
            <text:p>208.912</text:p>
          </table:table-cell>
          <table:table-cell office:value-type="float" office:value="12">
            <text:p>12</text:p>
          </table:table-cell>
          <table:table-cell table:formula="of:=(1+COS([.G18]*PI()/180)^2)/(4*SIN([.G18]*PI()/180/2)^2*COS([.G18]*PI()/180/2))" office:value-type="float" office:value="0.999065869636908">
            <text:p>0.9990658696</text:p>
          </table:table-cell>
          <table:table-cell table:number-columns-repeated="5"/>
        </table:table-row>
        <table:table-row table:style-name="ro1">
          <table:table-cell office:value-type="string">
            <text:p>ue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[.B19]^2+[.C19]^2+[.D19]^2" office:value-type="float" office:value="9">
            <text:p>9</text:p>
          </table:table-cell>
          <table:table-cell table:style-name="ce5" office:value-type="float" office:value="76.26">
            <text:p>76.26</text:p>
          </table:table-cell>
          <table:table-cell/>
          <table:table-cell table:style-name="ce7" table:formula="of:=([.$F$2]*SQRT([.F19]))/(2*SIN([.G19]*PI()/(2*180)))" office:value-type="float" office:value="3.74582254936011">
            <text:p>3.7458</text:p>
          </table:table-cell>
          <table:table-cell table:style-name="Default"/>
          <table:table-cell table:formula="of:=SIN([.G19]/2/180*PI())/[.$F$2]" office:value-type="float" office:value="0.400446091675176">
            <text:p>0.4004460917</text:p>
          </table:table-cell>
          <table:table-cell/>
          <table:table-cell table:style-name="ce5" table:formula="of:=[.$M$3]*EXP(-[.$M$4]*[.$K19]^2)+[.$N$3]*EXP(-[.$N$4]*[.$K19]^2)+[.$O$3]*EXP(-[.$O$4]*[.$K19]^2)+[.$P$3]*EXP(-[.$P$4]*[.$K19]^2)+[.$Q$3]*EXP(-[.$Q$4]*[.$K19]^2)+[.$S$3]" office:value-type="float" office:value="16.4916979352802">
            <text:p>16.49</text:p>
          </table:table-cell>
          <table:table-cell table:style-name="ce5" table:formula="of:=[.$M$5]*EXP(-[.$M$6]*[.$K19]^2)+[.$N$5]*EXP(-[.$N$6]*[.$K19]^2)+[.$O$5]*EXP(-[.$O$6]*[.$K19]^2)+[.$P$5]*EXP(-[.$P$6]*[.$K19]^2)+[.$Q$5]*EXP(-[.$Q$6]*[.$K19]^2)+[.$S$5]" office:value-type="float" office:value="52.5668600449711">
            <text:p>52.57</text:p>
          </table:table-cell>
          <table:table-cell/>
          <table:table-cell table:style-name="ce8" office:value-type="float" office:value="36.432">
            <text:p>36.432</text:p>
          </table:table-cell>
          <table:table-cell office:value-type="float" office:value="24">
            <text:p>24</text:p>
          </table:table-cell>
          <table:table-cell table:formula="of:=(1+COS([.G19]*PI()/180)^2)/(4*SIN([.G19]*PI()/180/2)^2*COS([.G19]*PI()/180/2))" office:value-type="float" office:value="0.880669900183794">
            <text:p>0.8806699002</text:p>
          </table:table-cell>
          <table:table-cell/>
          <table:table-cell table:formula="of:=[.P19]/[.P14]*(([.N14]+[.M14]*3)/([.N19]-[.M19]))^2*(([.Q14]*[.R14])/([.Q19]*[.R19]))" office:value-type="float" office:value="1.02266162149384">
            <text:p>1.0226616215</text:p>
          </table:table-cell>
          <table:table-cell table:formula="of:=SQRT([.T19])" office:value-type="float" office:value="1.01126733433541">
            <text:p>1.0112673343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string">
            <text:p>u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B20]^2+[.C20]^2+[.D20]^2" office:value-type="float" office:value="9">
            <text:p>9</text:p>
          </table:table-cell>
          <table:table-cell table:style-name="ce5" office:value-type="float" office:value="76.26">
            <text:p>76.26</text:p>
          </table:table-cell>
          <table:table-cell/>
          <table:table-cell table:style-name="ce7" table:formula="of:=([.$F$2]*SQRT([.F20]))/(2*SIN([.G20]*PI()/(2*180)))" office:value-type="float" office:value="3.74582254936011">
            <text:p>3.7458</text:p>
          </table:table-cell>
          <table:table-cell table:style-name="Default"/>
          <table:table-cell table:formula="of:=SIN([.G20]/2/180*PI())/[.$F$2]" office:value-type="float" office:value="0.400446091675176">
            <text:p>0.4004460917</text:p>
          </table:table-cell>
          <table:table-cell/>
          <table:table-cell table:style-name="ce5" table:formula="of:=[.$M$3]*EXP(-[.$M$4]*[.$K20]^2)+[.$N$3]*EXP(-[.$N$4]*[.$K20]^2)+[.$O$3]*EXP(-[.$O$4]*[.$K20]^2)+[.$P$3]*EXP(-[.$P$4]*[.$K20]^2)+[.$Q$3]*EXP(-[.$Q$4]*[.$K20]^2)+[.$S$3]" office:value-type="float" office:value="16.4916979352802">
            <text:p>16.49</text:p>
          </table:table-cell>
          <table:table-cell table:style-name="ce5" table:formula="of:=[.$M$5]*EXP(-[.$M$6]*[.$K20]^2)+[.$N$5]*EXP(-[.$N$6]*[.$K20]^2)+[.$O$5]*EXP(-[.$O$6]*[.$K20]^2)+[.$P$5]*EXP(-[.$P$6]*[.$K20]^2)+[.$Q$5]*EXP(-[.$Q$6]*[.$K20]^2)+[.$S$5]" office:value-type="float" office:value="52.5668600449711">
            <text:p>52.57</text:p>
          </table:table-cell>
          <table:table-cell/>
          <table:table-cell table:style-name="ce8" office:value-type="float" office:value="36.432">
            <text:p>36.432</text:p>
          </table:table-cell>
          <table:table-cell office:value-type="float" office:value="6">
            <text:p>6</text:p>
          </table:table-cell>
          <table:table-cell table:formula="of:=(1+COS([.G20]*PI()/180)^2)/(4*SIN([.G20]*PI()/180/2)^2*COS([.G20]*PI()/180/2))" office:value-type="float" office:value="0.880669900183794">
            <text:p>0.8806699002</text:p>
          </table:table-cell>
          <table:table-cell/>
          <table:table-cell table:formula="of:=[.P20]/[.P15]*(([.N15]+[.M15]*3)/([.N20]-[.M20]))^2*(([.Q15]*[.R15])/([.Q20]*[.R20]))" office:value-type="float" office:value="2.27018892372325">
            <text:p>2.2701889237</text:p>
          </table:table-cell>
          <table:table-cell table:formula="of:=SQRT([.T20])" office:value-type="float" office:value="1.50671461256711">
            <text:p>1.5067146126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string">
            <text:p>u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B21]^2+[.C21]^2+[.D21]^2" office:value-type="float" office:value="10">
            <text:p>10</text:p>
          </table:table-cell>
          <table:table-cell office:value-type="float" office:value="81.11">
            <text:p>81.11</text:p>
          </table:table-cell>
          <table:table-cell/>
          <table:table-cell table:style-name="ce7" table:formula="of:=([.$F$2]*SQRT([.F21]))/(2*SIN([.G21]*PI()/(2*180)))" office:value-type="float" office:value="3.74967953129722">
            <text:p>3.7497</text:p>
          </table:table-cell>
          <table:table-cell table:style-name="Default"/>
          <table:table-cell table:formula="of:=SIN([.G21]/2/180*PI())/[.$F$2]" office:value-type="float" office:value="0.421673056827123">
            <text:p>0.4216730568</text:p>
          </table:table-cell>
          <table:table-cell/>
          <table:table-cell table:style-name="ce5" table:formula="of:=[.$M$3]*EXP(-[.$M$4]*[.$K21]^2)+[.$N$3]*EXP(-[.$N$4]*[.$K21]^2)+[.$O$3]*EXP(-[.$O$4]*[.$K21]^2)+[.$P$3]*EXP(-[.$P$4]*[.$K21]^2)+[.$Q$3]*EXP(-[.$Q$4]*[.$K21]^2)+[.$S$3]" office:value-type="float" office:value="15.8474280840995">
            <text:p>15.85</text:p>
          </table:table-cell>
          <table:table-cell table:style-name="ce5" table:formula="of:=[.$M$5]*EXP(-[.$M$6]*[.$K21]^2)+[.$N$5]*EXP(-[.$N$6]*[.$K21]^2)+[.$O$5]*EXP(-[.$O$6]*[.$K21]^2)+[.$P$5]*EXP(-[.$P$6]*[.$K21]^2)+[.$Q$5]*EXP(-[.$Q$6]*[.$K21]^2)+[.$S$5]" office:value-type="float" office:value="51.2634146447649">
            <text:p>51.26</text:p>
          </table:table-cell>
          <table:table-cell/>
          <table:table-cell table:style-name="ce8" office:value-type="float" office:value="21.868">
            <text:p>21.868</text:p>
          </table:table-cell>
          <table:table-cell office:value-type="float" office:value="24">
            <text:p>24</text:p>
          </table:table-cell>
          <table:table-cell table:formula="of:=(1+COS([.G21]*PI()/180)^2)/(4*SIN([.G21]*PI()/180/2)^2*COS([.G21]*PI()/180/2))" office:value-type="float" office:value="0.796960280560577">
            <text:p>0.7969602806</text:p>
          </table:table-cell>
          <table:table-cell/>
          <table:table-cell table:formula="of:=[.P21]/[.P22]*(([.N22]+[.M22]*3)/([.N21]-[.M21]))^2*(([.Q22]*[.R22])/([.Q21]*[.R21]))" office:value-type="float" office:value="0.477133889004633">
            <text:p>0.477133889</text:p>
          </table:table-cell>
          <table:table-cell table:formula="of:=SQRT([.T21])" office:value-type="float" office:value="0.690748788637833">
            <text:p>0.6907487886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B22]^2+[.C22]^2+[.D22]^2" office:value-type="float" office:value="11">
            <text:p>11</text:p>
          </table:table-cell>
          <table:table-cell table:style-name="ce5" office:value-type="float" office:value="85.84">
            <text:p>85.84</text:p>
          </table:table-cell>
          <table:table-cell/>
          <table:table-cell table:style-name="ce7" table:formula="of:=([.$F$2]*SQRT([.F22]))/(2*SIN([.G22]*PI()/(2*180)))" office:value-type="float" office:value="3.75483112485534">
            <text:p>3.7548</text:p>
          </table:table-cell>
          <table:table-cell table:style-name="Default"/>
          <table:table-cell table:formula="of:=SIN([.G22]/2/180*PI())/[.$F$2]" office:value-type="float" office:value="0.441647664045501">
            <text:p>0.441647664</text:p>
          </table:table-cell>
          <table:table-cell/>
          <table:table-cell table:style-name="ce5" table:formula="of:=[.$M$3]*EXP(-[.$M$4]*[.$K22]^2)+[.$N$3]*EXP(-[.$N$4]*[.$K22]^2)+[.$O$3]*EXP(-[.$O$4]*[.$K22]^2)+[.$P$3]*EXP(-[.$P$4]*[.$K22]^2)+[.$Q$3]*EXP(-[.$Q$4]*[.$K22]^2)+[.$S$3]" office:value-type="float" office:value="15.2665376183708">
            <text:p>15.27</text:p>
          </table:table-cell>
          <table:table-cell table:style-name="ce5" table:formula="of:=[.$M$5]*EXP(-[.$M$6]*[.$K22]^2)+[.$N$5]*EXP(-[.$N$6]*[.$K22]^2)+[.$O$5]*EXP(-[.$O$6]*[.$K22]^2)+[.$P$5]*EXP(-[.$P$6]*[.$K22]^2)+[.$Q$5]*EXP(-[.$Q$6]*[.$K22]^2)+[.$S$5]" office:value-type="float" office:value="50.083823142212">
            <text:p>50.08</text:p>
          </table:table-cell>
          <table:table-cell/>
          <table:table-cell table:style-name="ce8" office:value-type="float" office:value="311.949">
            <text:p>311.949</text:p>
          </table:table-cell>
          <table:table-cell office:value-type="float" office:value="24">
            <text:p>24</text:p>
          </table:table-cell>
          <table:table-cell table:formula="of:=(1+COS([.G22]*PI()/180)^2)/(4*SIN([.G22]*PI()/180/2)^2*COS([.G22]*PI()/180/2))" office:value-type="float" office:value="0.740053274888226">
            <text:p>0.7400532749</text:p>
          </table:table-cell>
          <table:table-cell table:number-columns-repeated="5"/>
        </table:table-row>
        <table:table-row table:style-name="ro1">
          <table:table-cell office:value-type="string">
            <text:p>f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[.B23]^2+[.C23]^2+[.D23]^2" office:value-type="float" office:value="12">
            <text:p>12</text:p>
          </table:table-cell>
          <table:table-cell table:style-name="ce5" office:value-type="float" office:value="90.85">
            <text:p>90.85</text:p>
          </table:table-cell>
          <table:table-cell/>
          <table:table-cell table:style-name="ce7" table:formula="of:=([.$F$2]*SQRT([.F23]))/(2*SIN([.G23]*PI()/(2*180)))" office:value-type="float" office:value="3.74916166476084">
            <text:p>3.7492</text:p>
          </table:table-cell>
          <table:table-cell table:style-name="Default"/>
          <table:table-cell table:formula="of:=SIN([.G23]/2/180*PI())/[.$F$2]" office:value-type="float" office:value="0.461983494563275">
            <text:p>0.4619834946</text:p>
          </table:table-cell>
          <table:table-cell/>
          <table:table-cell table:style-name="ce5" table:formula="of:=[.$M$3]*EXP(-[.$M$4]*[.$K23]^2)+[.$N$3]*EXP(-[.$N$4]*[.$K23]^2)+[.$O$3]*EXP(-[.$O$4]*[.$K23]^2)+[.$P$3]*EXP(-[.$P$4]*[.$K23]^2)+[.$Q$3]*EXP(-[.$Q$4]*[.$K23]^2)+[.$S$3]" office:value-type="float" office:value="14.7006777257936">
            <text:p>14.70</text:p>
          </table:table-cell>
          <table:table-cell table:style-name="ce5" table:formula="of:=[.$M$5]*EXP(-[.$M$6]*[.$K23]^2)+[.$N$5]*EXP(-[.$N$6]*[.$K23]^2)+[.$O$5]*EXP(-[.$O$6]*[.$K23]^2)+[.$P$5]*EXP(-[.$P$6]*[.$K23]^2)+[.$Q$5]*EXP(-[.$Q$6]*[.$K23]^2)+[.$S$5]" office:value-type="float" office:value="48.9292047993782">
            <text:p>48.93</text:p>
          </table:table-cell>
          <table:table-cell/>
          <table:table-cell table:style-name="ce8" office:value-type="float" office:value="67.76">
            <text:p>67.76</text:p>
          </table:table-cell>
          <table:table-cell office:value-type="float" office:value="8">
            <text:p>8</text:p>
          </table:table-cell>
          <table:table-cell table:formula="of:=(1+COS([.G23]*PI()/180)^2)/(4*SIN([.G23]*PI()/180/2)^2*COS([.G23]*PI()/180/2))" office:value-type="float" office:value="0.702151282978805">
            <text:p>0.702151283</text:p>
          </table:table-cell>
          <table:table-cell table:number-columns-repeated="5"/>
        </table:table-row>
        <table:table-row table:style-name="ro1">
          <table:table-cell office:value-type="string">
            <text:p>u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[.B24]^2+[.C24]^2+[.D24]^2" office:value-type="float" office:value="13">
            <text:p>13</text:p>
          </table:table-cell>
          <table:table-cell table:style-name="ce5" office:value-type="float" office:value="96.08">
            <text:p>96.08</text:p>
          </table:table-cell>
          <table:table-cell/>
          <table:table-cell table:style-name="ce7" table:formula="of:=([.$F$2]*SQRT([.F24]))/(2*SIN([.G24]*PI()/(2*180)))" office:value-type="float" office:value="3.73810610528722">
            <text:p>3.7381</text:p>
          </table:table-cell>
          <table:table-cell table:style-name="Default"/>
          <table:table-cell table:formula="of:=SIN([.G24]/2/180*PI())/[.$F$2]" office:value-type="float" office:value="0.482269787682626">
            <text:p>0.4822697877</text:p>
          </table:table-cell>
          <table:table-cell/>
          <table:table-cell table:style-name="ce5" table:formula="of:=[.$M$3]*EXP(-[.$M$4]*[.$K24]^2)+[.$N$3]*EXP(-[.$N$4]*[.$K24]^2)+[.$O$3]*EXP(-[.$O$4]*[.$K24]^2)+[.$P$3]*EXP(-[.$P$4]*[.$K24]^2)+[.$Q$3]*EXP(-[.$Q$4]*[.$K24]^2)+[.$S$3]" office:value-type="float" office:value="14.161822102874">
            <text:p>14.16</text:p>
          </table:table-cell>
          <table:table-cell table:style-name="ce5" table:formula="of:=[.$M$5]*EXP(-[.$M$6]*[.$K24]^2)+[.$N$5]*EXP(-[.$N$6]*[.$K24]^2)+[.$O$5]*EXP(-[.$O$6]*[.$K24]^2)+[.$P$5]*EXP(-[.$P$6]*[.$K24]^2)+[.$Q$5]*EXP(-[.$Q$6]*[.$K24]^2)+[.$S$5]" office:value-type="float" office:value="47.8228875261682">
            <text:p>47.82</text:p>
          </table:table-cell>
          <table:table-cell/>
          <table:table-cell table:style-name="ce8" office:value-type="float" office:value="4.07">
            <text:p>4.07</text:p>
          </table:table-cell>
          <table:table-cell office:value-type="float" office:value="24">
            <text:p>24</text:p>
          </table:table-cell>
          <table:table-cell table:formula="of:=(1+COS([.G24]*PI()/180)^2)/(4*SIN([.G24]*PI()/180/2)^2*COS([.G24]*PI()/180/2))" office:value-type="float" office:value="0.683783345871385">
            <text:p>0.6837833459</text:p>
          </table:table-cell>
          <table:table-cell/>
          <table:table-cell table:formula="of:=[.P24]/[.P18]*(([.N18]+[.M18]*3)/([.N24]-[.M24]))^2*(([.Q18]*[.R18])/([.Q24]*[.R24]))" office:value-type="float" office:value="0.140113643373605">
            <text:p>0.1401136434</text:p>
          </table:table-cell>
          <table:table-cell table:formula="of:=SQRT([.T24])" office:value-type="float" office:value="0.374317570217596">
            <text:p>0.3743175702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 table:number-rows-repeated="2">
          <table:table-cell table:number-columns-repeated="23"/>
        </table:table-row>
        <table:table-row table:style-name="ro2">
          <table:table-cell table:number-columns-repeated="7"/>
          <table:table-cell table:style-name="ce6" office:value-type="string">
            <text:p>Mittelwert</text:p>
          </table:table-cell>
          <table:table-cell table:style-name="ce6" office:value-type="string">
            <text:p>Standardabweichung</text:p>
          </table:table-cell>
          <table:table-cell table:style-name="Default"/>
          <table:table-cell table:number-columns-repeated="10"/>
          <table:table-cell table:formula="of:=AVERAGE([.U12:.U24])" office:value-type="float" office:value="0.908114566768387">
            <text:p>0.9081145668</text:p>
          </table:table-cell>
          <table:table-cell table:formula="of:=STDEV([.U12:.U24])" office:value-type="float" office:value="0.378107630618983">
            <text:p>0.3781076306</text:p>
          </table:table-cell>
          <table:table-cell table:formula="of:=100*[.V27]/[.U27]" office:value-type="float" office:value="41.6365560531108">
            <text:p>41.6365560531</text:p>
          </table:table-cell>
        </table:table-row>
        <table:table-row table:style-name="ro1">
          <table:table-cell table:number-columns-repeated="7"/>
          <table:table-cell table:style-name="ce6" table:formula="of:=AVERAGE([.I12:.I24])" office:value-type="float" office:value="3.74393196619273">
            <text:p>3.744</text:p>
          </table:table-cell>
          <table:table-cell table:style-name="ce6" table:formula="of:=STDEV([.I12:.I24])" office:value-type="float" office:value="0.00818110419163288">
            <text:p>0.008</text:p>
          </table:table-cell>
          <table:table-cell table:style-name="Default"/>
          <table:table-cell table:number-columns-repeated="13"/>
        </table:table-row>
        <table:table-row table:style-name="ro2">
          <table:table-cell table:number-columns-repeated="20"/>
          <table:table-cell table:formula="of:=[.U27]-[.V27]" office:value-type="float" office:value="0.530006936149404">
            <text:p>0.5300069361</text:p>
          </table:table-cell>
          <table:table-cell table:number-columns-repeated="2"/>
        </table:table-row>
        <table:table-row table:style-name="ro1" table:number-rows-repeated="4">
          <table:table-cell table:number-columns-repeated="23"/>
        </table:table-row>
        <table:table-row table:style-name="ro1" table:number-rows-repeated="20">
          <table:table-cell table:number-columns-repeated="9"/>
          <table:table-cell table:style-name="Default"/>
          <table:table-cell table:number-columns-repeated="13"/>
        </table:table-row>
        <table:table-row table:style-name="ro1" table:number-rows-repeated="1048522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0" number:min-integer-digits="1"/>
    </number:number-style>
    <number:currency-style style:name="N12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number-style style:name="N125">
      <number:number number:decimal-places="3" number:min-integer-digits="1"/>
    </number:number-style>
    <number:number-style style:name="N126">
      <number:number number:decimal-places="4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3:52:40.692207292</meta:creation-date>
    <meta:generator>LibreOffice/3.5$Linux_X86_64 LibreOffice_project/350m1$Build-2</meta:generator>
    <meta:editing-duration>PT1H49M38S</meta:editing-duration>
    <meta:editing-cycles>16</meta:editing-cycles>
    <dc:date>2016-04-27T20:17:47</dc:date>
    <meta:document-statistic meta:table-count="3" meta:cell-count="622" meta:object-count="0"/>
    <meta:user-defined meta:name="qrichtext">1</meta:user-defined>
  </office:meta>
</office:document-meta>
</file>